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9cm"/>
    </style:style>
    <style:style style:name="co3" style:family="table-column">
      <style:table-column-properties fo:break-before="auto" style:column-width="3.124cm"/>
    </style:style>
    <style:style style:name="co4" style:family="table-column">
      <style:table-column-properties fo:break-before="auto" style:column-width="8.169cm"/>
    </style:style>
    <style:style style:name="co5" style:family="table-column">
      <style:table-column-properties fo:break-before="auto" style:column-width="7.539cm"/>
    </style:style>
    <style:style style:name="co6" style:family="table-column">
      <style:table-column-properties fo:break-before="auto" style:column-width="2.26cm"/>
    </style:style>
    <style:style style:name="co7" style:family="table-column">
      <style:table-column-properties fo:break-before="auto" style:column-width="1cm"/>
    </style:style>
    <style:style style:name="co8" style:family="table-column">
      <style:table-column-properties fo:break-before="auto" style:column-width="3.4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221cm" fo:break-before="auto" style:use-optimal-row-height="false"/>
    </style:style>
    <style:style style:name="ro5" style:family="table-row">
      <style:table-row-properties style:row-height="0.46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boolean-style style:name="N10099" number:language="es" number:country="ES">
      <number:boolean/>
    </number:boolean-style>
    <style:style style:name="ce1" style:family="table-cell" style:parent-style-name="Day">
      <style:map style:condition="is-true-formula(AND([.A1]&gt;0;NOT(AND([.A1]=TODAY();[Configuration.$D$16]));VLOOKUP(WEEKDAY([.A1]);[Configuration.$C$7:.$F$13];3)))" style:apply-style-name="Weekend" style:base-cell-address="Calendar.A1"/>
      <style:map style:condition="is-true-formula(AND([.A1]&gt;0;[Configuration.$D$16];VLOOKUP(WEEKDAY([.A1]);[Configuration.$C$7:.$F$13];3)))" style:apply-style-name="Weekend_20_Today" style:base-cell-address="Calendar.A1"/>
    </style:style>
    <style:style style:name="ce2" style:family="table-cell" style:parent-style-name="Day">
      <style:map style:condition="is-true-formula(AND([.A1]&gt;0;NOT(AND([.A1]=TODAY();[Configuration.$D$16]));VLOOKUP(WEEKDAY([.A1]);[Configuration.$C$7:.$F$13];3)))" style:apply-style-name="Weekend" style:base-cell-address="Calendar.A1"/>
      <style:map style:condition="is-true-formula(AND([.A1]&gt;0;[Configuration.$D$16];VLOOKUP(WEEKDAY([.A1]);[Configuration.$C$7:.$F$13];3)))" style:apply-style-name="Weekend_20_Today" style:base-cell-address="Calendar.A1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84"/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color="#ffffff"/>
    </style:style>
    <style:style style:name="ce8" style:family="table-cell" style:parent-style-name="Default">
      <style:text-properties fo:color="#ffffff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9" style:family="table-cell" style:parent-style-name="Default">
      <style:table-cell-properties style:cell-protect="protected" style:print-content="true"/>
    </style:style>
    <style:style style:name="ce10" style:family="table-cell" style:parent-style-name="Default">
      <style:table-cell-properties fo:border-bottom="none" style:cell-protect="protected" style:print-content="true" fo:border-left="0.06pt solid #000000" fo:border-right="none" fo:border-top="0.06pt solid #000000"/>
    </style:style>
    <style:style style:name="ce11" style:family="table-cell" style:parent-style-name="Default">
      <style:table-cell-properties fo:border-bottom="none" style:cell-protect="protected" style:print-content="true" fo:border-left="0.06pt solid #000000" fo:border-right="none" fo:border-top="none"/>
    </style:style>
    <style:style style:name="ce12" style:family="table-cell" style:parent-style-name="Default">
      <style:table-cell-properties fo:border-bottom="0.06pt solid #000000" style:cell-protect="protected" style:print-content="true" fo:border-left="0.06pt solid #000000" fo:border-right="none" fo:border-top="none"/>
    </style:style>
    <style:style style:name="ce13" style:family="table-cell" style:parent-style-name="Default">
      <style:table-cell-properties fo:border-bottom="none" style:cell-protect="protected" style:print-content="true" fo:border-left="none" fo:border-right="none" fo:border-top="0.06pt solid #000000"/>
    </style:style>
    <style:style style:name="ce14" style:family="table-cell" style:parent-style-name="Default">
      <style:table-cell-properties fo:border-bottom="0.06pt solid #000000" style:cell-protect="protected" style:print-content="true" fo:border-left="none" fo:border-right="none" fo:border-top="none"/>
    </style:style>
    <style:style style:name="ce15" style:family="table-cell" style:parent-style-name="Default">
      <style:table-cell-properties style:cell-protect="protected" style:print-content="true"/>
      <style:text-properties fo:color="#ffffff"/>
    </style:style>
    <style:style style:name="ce16" style:family="table-cell" style:parent-style-name="Default">
      <style:table-cell-properties fo:background-color="#ffcc99" style:cell-protect="none" style:print-content="true" style:text-align-source="fix" style:repeat-content="false"/>
      <style:paragraph-properties fo:text-align="start" fo:margin-left="0.353cm"/>
    </style:style>
    <style:style style:name="ce17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.353cm"/>
      <style:text-properties style:font-name="Liberation Sans" style:font-name-asian="Droid Sans Fallback" style:font-name-complex="FreeSans"/>
    </style:style>
    <style:style style:name="ce18" style:family="table-cell" style:parent-style-name="Default">
      <style:table-cell-properties fo:background-color="#ffcc99" style:cell-protect="protected" style:print-content="true"/>
      <style:text-properties fo:color="#ffcc99"/>
    </style:style>
    <style:style style:name="ce19" style:family="table-cell" style:parent-style-name="Default">
      <style:table-cell-properties style:cell-protect="protected" style:print-content="true" fo:border="none"/>
    </style:style>
    <style:style style:name="ce20" style:family="table-cell" style:parent-style-name="Default" style:data-style-name="N99">
      <style:table-cell-properties fo:background-color="#ffcc99" style:cell-protect="protected" style:print-content="true"/>
      <style:text-properties fo:color="#ffcc99" style:font-name="Liberation Sans2"/>
    </style:style>
    <style:style style:name="ce21" style:family="table-cell" style:parent-style-name="Default" style:data-style-name="N10099">
      <style:table-cell-properties fo:background-color="#ffcc99" style:cell-protect="protected" style:print-content="true" style:text-align-source="fix" style:repeat-content="false"/>
      <style:paragraph-properties fo:text-align="center" fo:margin-left="0cm"/>
      <style:text-properties fo:color="#ffcc99" style:font-name="Liberation Sans2" style:font-name-asian="OpenSymbol" style:font-name-complex="OpenSymbol"/>
    </style:style>
    <style:style style:name="ce22" style:family="table-cell" style:parent-style-name="Default">
      <style:table-cell-properties fo:border-bottom="none" style:cell-protect="protected" style:print-content="true" fo:border-left="none" fo:border-right="0.06pt solid #000000" fo:border-top="0.06pt solid #000000"/>
    </style:style>
    <style:style style:name="ce23" style:family="table-cell" style:parent-style-name="Default">
      <style:table-cell-properties fo:border-bottom="none" style:cell-protect="protected" style:print-content="true" fo:border-left="none" fo:border-right="0.06pt solid #000000" fo:border-top="none"/>
    </style:style>
    <style:style style:name="ce24" style:family="table-cell" style:parent-style-name="Default">
      <style:table-cell-properties fo:border-bottom="0.06pt solid #000000" style:cell-protect="protected" style:print-content="true" fo:border-left="none" fo:border-right="0.06pt solid #000000" fo:border-top="none"/>
    </style:style>
    <style:style style:name="ce25" style:family="table-cell" style:parent-style-name="Default">
      <style:table-cell-properties fo:border-bottom="none" style:cell-protect="protected" style:print-content="true" fo:border-left="none" fo:border-right="0.06pt solid #000000" fo:border-top="none"/>
      <style:text-properties fo:color="#ffffff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</style:style>
  </office:automatic-styles>
  <office:body>
    <office:spreadsheet>
      <table:content-validations>
        <table:content-validation table:name="val1" table:condition="of:cell-content-is-in-list([$Configuration.$D$7:.$D$13])" table:allow-empty-cell="false" table:display-list="unsorted" table:base-cell-address="Configuration.D3">
          <table:error-message table:message-type="stop" table:display="true"/>
        </table:content-validation>
      </table:content-validations>
      <table:table table:name="Calenda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ce1"/>
        <table:table-column table:style-name="co1" table:default-cell-style-name="Default"/>
        <table:table-column table:style-name="co2" table:number-columns-repeated="7" table:default-cell-style-name="ce1"/>
        <table:table-column table:style-name="co1" table:default-cell-style-name="Default"/>
        <table:table-column table:style-name="co2" table:number-columns-repeated="7" table:default-cell-style-name="ce1"/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Heading" table:formula="of:=DATE(YEAR(TODAY());MONTH(TODAY());1)" office:value-type="date" office:date-value="2017-02-01" calcext:value-type="date" table:number-columns-spanned="7" table:number-rows-spanned="1">
            <text:p>febrero 2017</text:p>
          </table:table-cell>
          <table:covered-table-cell table:number-columns-repeated="6" table:style-name="Heading"/>
          <table:table-cell/>
          <table:table-cell table:style-name="Heading" table:formula="of:=DATE(YEAR([.B2]);MONTH([.B2])+ 1;1)" office:value-type="date" office:date-value="2017-03-01" calcext:value-type="date" table:number-columns-spanned="7" table:number-rows-spanned="1">
            <text:p>marzo 2017</text:p>
          </table:table-cell>
          <table:covered-table-cell table:number-columns-repeated="6" table:style-name="Heading"/>
          <table:table-cell/>
          <table:table-cell table:style-name="Heading" table:formula="of:=DATE(YEAR([.B2]);MONTH([.B2])+ 2;1)" office:value-type="date" office:date-value="2017-04-01" calcext:value-type="date" table:number-columns-spanned="7" table:number-rows-spanned="1">
            <text:p>abril 2017</text:p>
          </table:table-cell>
          <table:covered-table-cell table:number-columns-repeated="6" table:style-name="Heading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3">
          <table:table-cell/>
          <table:table-cell table:style-name="Weekday" table:formula="of:=VLOOKUP([Configuration.$D$3];[Configuration.$D$7:.$F$13];3)" office:value-type="date" office:date-value="1900-01-01" calcext:value-type="date">
            <text:p>lun</text:p>
          </table:table-cell>
          <table:table-cell table:style-name="Weekday" table:formula="of:=[.B4]+ 1" office:value-type="date" office:date-value="1900-01-02" calcext:value-type="date">
            <text:p>mar</text:p>
          </table:table-cell>
          <table:table-cell table:style-name="Weekday" table:formula="of:=[.B4]+ 2" office:value-type="date" office:date-value="1900-01-03" calcext:value-type="date">
            <text:p>mié</text:p>
          </table:table-cell>
          <table:table-cell table:style-name="Weekday" table:formula="of:=[.B4]+ 3" office:value-type="date" office:date-value="1900-01-04" calcext:value-type="date">
            <text:p>jue</text:p>
          </table:table-cell>
          <table:table-cell table:style-name="Weekday" table:formula="of:=[.B4]+ 4" office:value-type="date" office:date-value="1900-01-05" calcext:value-type="date">
            <text:p>vie</text:p>
          </table:table-cell>
          <table:table-cell table:style-name="Weekday" table:formula="of:=[.B4]+ 5" office:value-type="date" office:date-value="1900-01-06" calcext:value-type="date">
            <text:p>sáb</text:p>
          </table:table-cell>
          <table:table-cell table:style-name="Weekday" table:formula="of:=[.B4]+ 6" office:value-type="date" office:date-value="1900-01-07" calcext:value-type="date">
            <text:p>dom</text:p>
          </table:table-cell>
          <table:table-cell/>
          <table:table-cell table:style-name="Weekday" table:number-matrix-columns-spanned="7" table:number-matrix-rows-spanned="1" table:formula="of:=[.B4:.H4]" office:value-type="date" office:date-value="1900-01-01" calcext:value-type="date">
            <text:p>lun</text:p>
          </table:table-cell>
          <table:table-cell table:style-name="Weekday" office:value-type="date" office:date-value="1900-01-02" calcext:value-type="date">
            <text:p>mar</text:p>
          </table:table-cell>
          <table:table-cell table:style-name="Weekday" office:value-type="date" office:date-value="1900-01-03" calcext:value-type="date">
            <text:p>mié</text:p>
          </table:table-cell>
          <table:table-cell table:style-name="Weekday" office:value-type="date" office:date-value="1900-01-04" calcext:value-type="date">
            <text:p>jue</text:p>
          </table:table-cell>
          <table:table-cell table:style-name="Weekday" office:value-type="date" office:date-value="1900-01-05" calcext:value-type="date">
            <text:p>vie</text:p>
          </table:table-cell>
          <table:table-cell table:style-name="Weekday" office:value-type="date" office:date-value="1900-01-06" calcext:value-type="date">
            <text:p>sáb</text:p>
          </table:table-cell>
          <table:table-cell table:style-name="Weekday" office:value-type="date" office:date-value="1900-01-07" calcext:value-type="date">
            <text:p>dom</text:p>
          </table:table-cell>
          <table:table-cell/>
          <table:table-cell table:style-name="Weekday" table:number-matrix-columns-spanned="7" table:number-matrix-rows-spanned="1" table:formula="of:=[.B4:.H4]" office:value-type="date" office:date-value="1900-01-01" calcext:value-type="date">
            <text:p>lun</text:p>
          </table:table-cell>
          <table:table-cell table:style-name="Weekday" office:value-type="date" office:date-value="1900-01-02" calcext:value-type="date">
            <text:p>mar</text:p>
          </table:table-cell>
          <table:table-cell table:style-name="Weekday" office:value-type="date" office:date-value="1900-01-03" calcext:value-type="date">
            <text:p>mié</text:p>
          </table:table-cell>
          <table:table-cell table:style-name="Weekday" office:value-type="date" office:date-value="1900-01-04" calcext:value-type="date">
            <text:p>jue</text:p>
          </table:table-cell>
          <table:table-cell table:style-name="Weekday" office:value-type="date" office:date-value="1900-01-05" calcext:value-type="date">
            <text:p>vie</text:p>
          </table:table-cell>
          <table:table-cell table:style-name="Weekday" office:value-type="date" office:date-value="1900-01-06" calcext:value-type="date">
            <text:p>sáb</text:p>
          </table:table-cell>
          <table:table-cell table:style-name="Weekday" office:value-type="date" office:date-value="1900-01-07" calcext:value-type="date">
            <text:p>dom</text:p>
          </table:table-cell>
        </table:table-row>
        <table:table-row table:style-name="ro4">
          <table:table-cell/>
          <table:table-cell table:formula="of:=(WEEKDAY([.B2])=WEEKDAY([.B4]))*[.B2]" office:value-type="float" office:value="0" calcext:value-type="float">
            <text:p/>
          </table:table-cell>
          <table:table-cell table:formula="of:=(WEEKDAY([.B2])=WEEKDAY([.C4]))*[.B2]+([.B5]&gt;0)+[.B5]" office:value-type="float" office:value="0" calcext:value-type="float">
            <text:p/>
          </table:table-cell>
          <table:table-cell table:formula="of:=(WEEKDAY([.B2])=WEEKDAY([.D4]))*[.B2]+([.C5]&gt;0)+[.C5]" office:value-type="float" office:value="42767" calcext:value-type="float">
            <text:p>1</text:p>
          </table:table-cell>
          <table:table-cell table:formula="of:=(WEEKDAY([.B2])=WEEKDAY([.E4]))*[.B2]+([.D5]&gt;0)+[.D5]" office:value-type="float" office:value="42768" calcext:value-type="float">
            <text:p>2</text:p>
          </table:table-cell>
          <table:table-cell table:formula="of:=(WEEKDAY([.B2])=WEEKDAY([.F4]))*[.B2]+([.E5]&gt;0)+[.E5]" office:value-type="float" office:value="42769" calcext:value-type="float">
            <text:p>3</text:p>
          </table:table-cell>
          <table:table-cell table:formula="of:=(WEEKDAY([.B2])=WEEKDAY([.G4]))*[.B2]+([.F5]&gt;0)+[.F5]" office:value-type="float" office:value="42770" calcext:value-type="float">
            <text:p>4</text:p>
          </table:table-cell>
          <table:table-cell table:formula="of:=(WEEKDAY([.B2])=WEEKDAY([.H4]))*[.B2]+([.G5]&gt;0)+[.G5]" office:value-type="float" office:value="42771" calcext:value-type="float">
            <text:p>5</text:p>
          </table:table-cell>
          <table:table-cell/>
          <table:table-cell table:formula="of:=(WEEKDAY([.J2])=WEEKDAY([.J4]))*[.J2]" office:value-type="float" office:value="0" calcext:value-type="float">
            <text:p/>
          </table:table-cell>
          <table:table-cell table:formula="of:=(WEEKDAY([.J2])=WEEKDAY([.K4]))*[.J2]+([.J5]&gt;0)+[.J5]" office:value-type="float" office:value="0" calcext:value-type="float">
            <text:p/>
          </table:table-cell>
          <table:table-cell table:formula="of:=(WEEKDAY([.J2])=WEEKDAY([.L4]))*[.J2]+([.K5]&gt;0)+[.K5]" office:value-type="float" office:value="42795" calcext:value-type="float">
            <text:p>1</text:p>
          </table:table-cell>
          <table:table-cell table:formula="of:=(WEEKDAY([.J2])=WEEKDAY([.M4]))*[.J2]+([.L5]&gt;0)+[.L5]" office:value-type="float" office:value="42796" calcext:value-type="float">
            <text:p>2</text:p>
          </table:table-cell>
          <table:table-cell table:formula="of:=(WEEKDAY([.J2])=WEEKDAY([.N4]))*[.J2]+([.M5]&gt;0)+[.M5]" office:value-type="float" office:value="42797" calcext:value-type="float">
            <text:p>3</text:p>
          </table:table-cell>
          <table:table-cell table:formula="of:=(WEEKDAY([.J2])=WEEKDAY([.O4]))*[.J2]+([.N5]&gt;0)+[.N5]" office:value-type="float" office:value="42798" calcext:value-type="float">
            <text:p>4</text:p>
          </table:table-cell>
          <table:table-cell table:formula="of:=(WEEKDAY([.J2])=WEEKDAY([.P4]))*[.J2]+([.O5]&gt;0)+[.O5]" office:value-type="float" office:value="42799" calcext:value-type="float">
            <text:p>5</text:p>
          </table:table-cell>
          <table:table-cell/>
          <table:table-cell table:formula="of:=(WEEKDAY([.R2])=WEEKDAY([.R4]))*[.R2]" office:value-type="float" office:value="0" calcext:value-type="float">
            <text:p/>
          </table:table-cell>
          <table:table-cell table:formula="of:=(WEEKDAY([.R2])=WEEKDAY([.S4]))*[.R2]+([.R5]&gt;0)+[.R5]" office:value-type="float" office:value="0" calcext:value-type="float">
            <text:p/>
          </table:table-cell>
          <table:table-cell table:formula="of:=(WEEKDAY([.R2])=WEEKDAY([.T4]))*[.R2]+([.S5]&gt;0)+[.S5]" office:value-type="float" office:value="0" calcext:value-type="float">
            <text:p/>
          </table:table-cell>
          <table:table-cell table:formula="of:=(WEEKDAY([.R2])=WEEKDAY([.U4]))*[.R2]+([.T5]&gt;0)+[.T5]" office:value-type="float" office:value="0" calcext:value-type="float">
            <text:p/>
          </table:table-cell>
          <table:table-cell table:formula="of:=(WEEKDAY([.R2])=WEEKDAY([.V4]))*[.R2]+([.U5]&gt;0)+[.U5]" office:value-type="float" office:value="0" calcext:value-type="float">
            <text:p/>
          </table:table-cell>
          <table:table-cell table:formula="of:=(WEEKDAY([.R2])=WEEKDAY([.W4]))*[.R2]+([.V5]&gt;0)+[.V5]" office:value-type="float" office:value="42826" calcext:value-type="float">
            <text:p>1</text:p>
          </table:table-cell>
          <table:table-cell table:formula="of:=(WEEKDAY([.R2])=WEEKDAY([.X4]))*[.R2]+([.W5]&gt;0)+[.W5]" office:value-type="float" office:value="42827" calcext:value-type="float">
            <text:p>2</text:p>
          </table:table-cell>
        </table:table-row>
        <table:table-row table:style-name="ro4">
          <table:table-cell/>
          <table:table-cell table:style-name="ce2" table:formula="of:=+[.H5]+1" office:value-type="float" office:value="42772" calcext:value-type="float">
            <text:p>6</text:p>
          </table:table-cell>
          <table:table-cell table:style-name="ce2" table:formula="of:=+[.B6]+1" office:value-type="float" office:value="42773" calcext:value-type="float">
            <text:p>7</text:p>
          </table:table-cell>
          <table:table-cell table:style-name="ce2" table:formula="of:=+[.C6]+1" office:value-type="float" office:value="42774" calcext:value-type="float">
            <text:p>8</text:p>
          </table:table-cell>
          <table:table-cell table:style-name="ce2" table:formula="of:=+[.D6]+1" office:value-type="float" office:value="42775" calcext:value-type="float">
            <text:p>9</text:p>
          </table:table-cell>
          <table:table-cell table:style-name="ce2" table:formula="of:=+[.E6]+1" office:value-type="float" office:value="42776" calcext:value-type="float">
            <text:p>10</text:p>
          </table:table-cell>
          <table:table-cell table:style-name="ce2" table:formula="of:=+[.F6]+1" office:value-type="float" office:value="42777" calcext:value-type="float">
            <text:p>11</text:p>
          </table:table-cell>
          <table:table-cell table:style-name="ce2" table:formula="of:=+[.G6]+1" office:value-type="float" office:value="42778" calcext:value-type="float">
            <text:p>12</text:p>
          </table:table-cell>
          <table:table-cell/>
          <table:table-cell table:style-name="ce2" table:formula="of:=+[.P5]+1" office:value-type="float" office:value="42800" calcext:value-type="float">
            <text:p>6</text:p>
          </table:table-cell>
          <table:table-cell table:style-name="ce2" table:formula="of:=+[.J6]+1" office:value-type="float" office:value="42801" calcext:value-type="float">
            <text:p>7</text:p>
          </table:table-cell>
          <table:table-cell table:style-name="ce2" table:formula="of:=+[.K6]+1" office:value-type="float" office:value="42802" calcext:value-type="float">
            <text:p>8</text:p>
          </table:table-cell>
          <table:table-cell table:style-name="ce2" table:formula="of:=+[.L6]+1" office:value-type="float" office:value="42803" calcext:value-type="float">
            <text:p>9</text:p>
          </table:table-cell>
          <table:table-cell table:style-name="ce2" table:formula="of:=+[.M6]+1" office:value-type="float" office:value="42804" calcext:value-type="float">
            <text:p>10</text:p>
          </table:table-cell>
          <table:table-cell table:style-name="ce2" table:formula="of:=+[.N6]+1" office:value-type="float" office:value="42805" calcext:value-type="float">
            <text:p>11</text:p>
          </table:table-cell>
          <table:table-cell table:style-name="ce2" table:formula="of:=+[.O6]+1" office:value-type="float" office:value="42806" calcext:value-type="float">
            <text:p>12</text:p>
          </table:table-cell>
          <table:table-cell/>
          <table:table-cell table:style-name="ce2" table:formula="of:=+[.X5]+1" office:value-type="float" office:value="42828" calcext:value-type="float">
            <text:p>3</text:p>
          </table:table-cell>
          <table:table-cell table:style-name="ce2" table:formula="of:=+[.R6]+1" office:value-type="float" office:value="42829" calcext:value-type="float">
            <text:p>4</text:p>
          </table:table-cell>
          <table:table-cell table:style-name="ce2" table:formula="of:=+[.S6]+1" office:value-type="float" office:value="42830" calcext:value-type="float">
            <text:p>5</text:p>
          </table:table-cell>
          <table:table-cell table:style-name="ce2" table:formula="of:=+[.T6]+1" office:value-type="float" office:value="42831" calcext:value-type="float">
            <text:p>6</text:p>
          </table:table-cell>
          <table:table-cell table:style-name="ce2" table:formula="of:=+[.U6]+1" office:value-type="float" office:value="42832" calcext:value-type="float">
            <text:p>7</text:p>
          </table:table-cell>
          <table:table-cell table:style-name="ce2" table:formula="of:=+[.V6]+1" office:value-type="float" office:value="42833" calcext:value-type="float">
            <text:p>8</text:p>
          </table:table-cell>
          <table:table-cell table:style-name="ce2" table:formula="of:=+[.W6]+1" office:value-type="float" office:value="42834" calcext:value-type="float">
            <text:p>9</text:p>
          </table:table-cell>
        </table:table-row>
        <table:table-row table:style-name="ro4">
          <table:table-cell/>
          <table:table-cell table:style-name="ce2" table:formula="of:=+[.H6]+1" office:value-type="float" office:value="42779" calcext:value-type="float">
            <text:p>13</text:p>
          </table:table-cell>
          <table:table-cell table:style-name="ce2" table:formula="of:=+[.B7]+1" office:value-type="float" office:value="42780" calcext:value-type="float">
            <text:p>14</text:p>
          </table:table-cell>
          <table:table-cell table:style-name="ce2" table:formula="of:=+[.C7]+1" office:value-type="float" office:value="42781" calcext:value-type="float">
            <text:p>15</text:p>
          </table:table-cell>
          <table:table-cell table:style-name="ce2" table:formula="of:=+[.D7]+1" office:value-type="float" office:value="42782" calcext:value-type="float">
            <text:p>16</text:p>
          </table:table-cell>
          <table:table-cell table:style-name="ce2" table:formula="of:=+[.E7]+1" office:value-type="float" office:value="42783" calcext:value-type="float">
            <text:p>17</text:p>
          </table:table-cell>
          <table:table-cell table:style-name="ce2" table:formula="of:=+[.F7]+1" office:value-type="float" office:value="42784" calcext:value-type="float">
            <text:p>18</text:p>
          </table:table-cell>
          <table:table-cell table:style-name="ce2" table:formula="of:=+[.G7]+1" office:value-type="float" office:value="42785" calcext:value-type="float">
            <text:p>19</text:p>
          </table:table-cell>
          <table:table-cell/>
          <table:table-cell table:style-name="ce2" table:formula="of:=+[.P6]+1" office:value-type="float" office:value="42807" calcext:value-type="float">
            <text:p>13</text:p>
          </table:table-cell>
          <table:table-cell table:style-name="ce2" table:formula="of:=+[.J7]+1" office:value-type="float" office:value="42808" calcext:value-type="float">
            <text:p>14</text:p>
          </table:table-cell>
          <table:table-cell table:style-name="ce2" table:formula="of:=+[.K7]+1" office:value-type="float" office:value="42809" calcext:value-type="float">
            <text:p>15</text:p>
          </table:table-cell>
          <table:table-cell table:style-name="ce2" table:formula="of:=+[.L7]+1" office:value-type="float" office:value="42810" calcext:value-type="float">
            <text:p>16</text:p>
          </table:table-cell>
          <table:table-cell table:style-name="ce2" table:formula="of:=+[.M7]+1" office:value-type="float" office:value="42811" calcext:value-type="float">
            <text:p>17</text:p>
          </table:table-cell>
          <table:table-cell table:style-name="ce2" table:formula="of:=+[.N7]+1" office:value-type="float" office:value="42812" calcext:value-type="float">
            <text:p>18</text:p>
          </table:table-cell>
          <table:table-cell table:style-name="ce2" table:formula="of:=+[.O7]+1" office:value-type="float" office:value="42813" calcext:value-type="float">
            <text:p>19</text:p>
          </table:table-cell>
          <table:table-cell/>
          <table:table-cell table:style-name="ce2" table:formula="of:=+[.X6]+1" office:value-type="float" office:value="42835" calcext:value-type="float">
            <text:p>10</text:p>
          </table:table-cell>
          <table:table-cell table:style-name="ce2" table:formula="of:=+[.R7]+1" office:value-type="float" office:value="42836" calcext:value-type="float">
            <text:p>11</text:p>
          </table:table-cell>
          <table:table-cell table:style-name="ce2" table:formula="of:=+[.S7]+1" office:value-type="float" office:value="42837" calcext:value-type="float">
            <text:p>12</text:p>
          </table:table-cell>
          <table:table-cell table:style-name="ce2" table:formula="of:=+[.T7]+1" office:value-type="float" office:value="42838" calcext:value-type="float">
            <text:p>13</text:p>
          </table:table-cell>
          <table:table-cell table:style-name="ce2" table:formula="of:=+[.U7]+1" office:value-type="float" office:value="42839" calcext:value-type="float">
            <text:p>14</text:p>
          </table:table-cell>
          <table:table-cell table:style-name="ce2" table:formula="of:=+[.V7]+1" office:value-type="float" office:value="42840" calcext:value-type="float">
            <text:p>15</text:p>
          </table:table-cell>
          <table:table-cell table:style-name="ce2" table:formula="of:=+[.W7]+1" office:value-type="float" office:value="42841" calcext:value-type="float">
            <text:p>16</text:p>
          </table:table-cell>
        </table:table-row>
        <table:table-row table:style-name="ro4">
          <table:table-cell/>
          <table:table-cell table:style-name="ce2" table:formula="of:=+[.H7]+1" office:value-type="float" office:value="42786" calcext:value-type="float">
            <text:p>20</text:p>
          </table:table-cell>
          <table:table-cell table:style-name="ce2" table:formula="of:=+[.B8]+1" office:value-type="float" office:value="42787" calcext:value-type="float">
            <text:p>21</text:p>
          </table:table-cell>
          <table:table-cell table:style-name="ce2" table:formula="of:=+[.C8]+1" office:value-type="float" office:value="42788" calcext:value-type="float">
            <text:p>22</text:p>
          </table:table-cell>
          <table:table-cell table:style-name="ce2" table:formula="of:=+[.D8]+1" office:value-type="float" office:value="42789" calcext:value-type="float">
            <text:p>23</text:p>
          </table:table-cell>
          <table:table-cell table:style-name="ce2" table:formula="of:=+[.E8]+1" office:value-type="float" office:value="42790" calcext:value-type="float">
            <text:p>24</text:p>
          </table:table-cell>
          <table:table-cell table:style-name="ce2" table:formula="of:=+[.F8]+1" office:value-type="float" office:value="42791" calcext:value-type="float">
            <text:p>25</text:p>
          </table:table-cell>
          <table:table-cell table:style-name="ce2" table:formula="of:=+[.G8]+1" office:value-type="float" office:value="42792" calcext:value-type="float">
            <text:p>26</text:p>
          </table:table-cell>
          <table:table-cell/>
          <table:table-cell table:style-name="ce2" table:formula="of:=+[.P7]+1" office:value-type="float" office:value="42814" calcext:value-type="float">
            <text:p>20</text:p>
          </table:table-cell>
          <table:table-cell table:style-name="ce2" table:formula="of:=+[.J8]+1" office:value-type="float" office:value="42815" calcext:value-type="float">
            <text:p>21</text:p>
          </table:table-cell>
          <table:table-cell table:style-name="ce2" table:formula="of:=+[.K8]+1" office:value-type="float" office:value="42816" calcext:value-type="float">
            <text:p>22</text:p>
          </table:table-cell>
          <table:table-cell table:style-name="ce2" table:formula="of:=+[.L8]+1" office:value-type="float" office:value="42817" calcext:value-type="float">
            <text:p>23</text:p>
          </table:table-cell>
          <table:table-cell table:style-name="ce2" table:formula="of:=+[.M8]+1" office:value-type="float" office:value="42818" calcext:value-type="float">
            <text:p>24</text:p>
          </table:table-cell>
          <table:table-cell table:style-name="ce2" table:formula="of:=+[.N8]+1" office:value-type="float" office:value="42819" calcext:value-type="float">
            <text:p>25</text:p>
          </table:table-cell>
          <table:table-cell table:style-name="ce2" table:formula="of:=+[.O8]+1" office:value-type="float" office:value="42820" calcext:value-type="float">
            <text:p>26</text:p>
          </table:table-cell>
          <table:table-cell/>
          <table:table-cell table:style-name="ce2" table:formula="of:=+[.X7]+1" office:value-type="float" office:value="42842" calcext:value-type="float">
            <text:p>17</text:p>
          </table:table-cell>
          <table:table-cell table:style-name="ce2" table:formula="of:=+[.R8]+1" office:value-type="float" office:value="42843" calcext:value-type="float">
            <text:p>18</text:p>
          </table:table-cell>
          <table:table-cell table:style-name="ce2" table:formula="of:=+[.S8]+1" office:value-type="float" office:value="42844" calcext:value-type="float">
            <text:p>19</text:p>
          </table:table-cell>
          <table:table-cell table:style-name="ce2" table:formula="of:=+[.T8]+1" office:value-type="float" office:value="42845" calcext:value-type="float">
            <text:p>20</text:p>
          </table:table-cell>
          <table:table-cell table:style-name="ce2" table:formula="of:=+[.U8]+1" office:value-type="float" office:value="42846" calcext:value-type="float">
            <text:p>21</text:p>
          </table:table-cell>
          <table:table-cell table:style-name="ce2" table:formula="of:=+[.V8]+1" office:value-type="float" office:value="42847" calcext:value-type="float">
            <text:p>22</text:p>
          </table:table-cell>
          <table:table-cell table:style-name="ce2" table:formula="of:=+[.W8]+1" office:value-type="float" office:value="42848" calcext:value-type="float">
            <text:p>23</text:p>
          </table:table-cell>
        </table:table-row>
        <table:table-row table:style-name="ro4">
          <table:table-cell/>
          <table:table-cell table:formula="of:=(AND([.H8];MONTH([.H8]+1)=MONTH([.B2])))*([.H8]+1)" office:value-type="float" office:value="42793" calcext:value-type="float">
            <text:p>27</text:p>
          </table:table-cell>
          <table:table-cell table:formula="of:=(AND([.B9];MONTH([.B9]+1)=MONTH([.B2])))*([.B9]+1)" office:value-type="float" office:value="42794" calcext:value-type="float">
            <text:p>28</text:p>
          </table:table-cell>
          <table:table-cell table:formula="of:=(AND([.C9];MONTH([.C9]+1)=MONTH([.B2])))*([.C9]+1)" office:value-type="float" office:value="0" calcext:value-type="float">
            <text:p/>
          </table:table-cell>
          <table:table-cell table:formula="of:=(AND([.D9];MONTH([.D9]+1)=MONTH([.B2])))*([.D9]+1)" office:value-type="float" office:value="0" calcext:value-type="float">
            <text:p/>
          </table:table-cell>
          <table:table-cell table:formula="of:=(AND([.E9];MONTH([.E9]+1)=MONTH([.B2])))*([.E9]+1)" office:value-type="float" office:value="0" calcext:value-type="float">
            <text:p/>
          </table:table-cell>
          <table:table-cell table:formula="of:=(AND([.F9];MONTH([.F9]+1)=MONTH([.B2])))*([.F9]+1)" office:value-type="float" office:value="0" calcext:value-type="float">
            <text:p/>
          </table:table-cell>
          <table:table-cell table:formula="of:=(AND([.G9];MONTH([.G9]+1)=MONTH([.B2])))*([.G9]+1)" office:value-type="float" office:value="0" calcext:value-type="float">
            <text:p/>
          </table:table-cell>
          <table:table-cell/>
          <table:table-cell table:formula="of:=(AND([.P8];MONTH([.P8]+1)=MONTH([.J2])))*([.P8]+1)" office:value-type="float" office:value="42821" calcext:value-type="float">
            <text:p>27</text:p>
          </table:table-cell>
          <table:table-cell table:formula="of:=(AND([.J9];MONTH([.J9]+1)=MONTH([.J2])))*([.J9]+1)" office:value-type="float" office:value="42822" calcext:value-type="float">
            <text:p>28</text:p>
          </table:table-cell>
          <table:table-cell table:formula="of:=(AND([.K9];MONTH([.K9]+1)=MONTH([.J2])))*([.K9]+1)" office:value-type="float" office:value="42823" calcext:value-type="float">
            <text:p>29</text:p>
          </table:table-cell>
          <table:table-cell table:formula="of:=(AND([.L9];MONTH([.L9]+1)=MONTH([.J2])))*([.L9]+1)" office:value-type="float" office:value="42824" calcext:value-type="float">
            <text:p>30</text:p>
          </table:table-cell>
          <table:table-cell table:formula="of:=(AND([.M9];MONTH([.M9]+1)=MONTH([.J2])))*([.M9]+1)" office:value-type="float" office:value="42825" calcext:value-type="float">
            <text:p>31</text:p>
          </table:table-cell>
          <table:table-cell table:formula="of:=(AND([.N9];MONTH([.N9]+1)=MONTH([.J2])))*([.N9]+1)" office:value-type="float" office:value="0" calcext:value-type="float">
            <text:p/>
          </table:table-cell>
          <table:table-cell table:formula="of:=(AND([.O9];MONTH([.O9]+1)=MONTH([.J2])))*([.O9]+1)" office:value-type="float" office:value="0" calcext:value-type="float">
            <text:p/>
          </table:table-cell>
          <table:table-cell/>
          <table:table-cell table:formula="of:=(AND([.X8];MONTH([.X8]+1)=MONTH([.R2])))*([.X8]+1)" office:value-type="float" office:value="42849" calcext:value-type="float">
            <text:p>24</text:p>
          </table:table-cell>
          <table:table-cell table:formula="of:=(AND([.R9];MONTH([.R9]+1)=MONTH([.R2])))*([.R9]+1)" office:value-type="float" office:value="42850" calcext:value-type="float">
            <text:p>25</text:p>
          </table:table-cell>
          <table:table-cell table:formula="of:=(AND([.S9];MONTH([.S9]+1)=MONTH([.R2])))*([.S9]+1)" office:value-type="float" office:value="42851" calcext:value-type="float">
            <text:p>26</text:p>
          </table:table-cell>
          <table:table-cell table:formula="of:=(AND([.T9];MONTH([.T9]+1)=MONTH([.R2])))*([.T9]+1)" office:value-type="float" office:value="42852" calcext:value-type="float">
            <text:p>27</text:p>
          </table:table-cell>
          <table:table-cell table:formula="of:=(AND([.U9];MONTH([.U9]+1)=MONTH([.R2])))*([.U9]+1)" office:value-type="float" office:value="42853" calcext:value-type="float">
            <text:p>28</text:p>
          </table:table-cell>
          <table:table-cell table:formula="of:=(AND([.V9];MONTH([.V9]+1)=MONTH([.R2])))*([.V9]+1)" office:value-type="float" office:value="42854" calcext:value-type="float">
            <text:p>29</text:p>
          </table:table-cell>
          <table:table-cell table:formula="of:=(AND([.W9];MONTH([.W9]+1)=MONTH([.R2])))*([.W9]+1)" office:value-type="float" office:value="42855" calcext:value-type="float">
            <text:p>30</text:p>
          </table:table-cell>
        </table:table-row>
        <table:table-row table:style-name="ro4">
          <table:table-cell/>
          <table:table-cell table:formula="of:=(AND([.H9];MONTH([.H9]+1)=MONTH([.B2])))*([.H9]+1)" office:value-type="float" office:value="0" calcext:value-type="float">
            <text:p/>
          </table:table-cell>
          <table:table-cell table:formula="of:=(AND([.B10];MONTH([.B10]+1)=MONTH([.B2])))*([.B10]+1)" office:value-type="float" office:value="0" calcext:value-type="float">
            <text:p/>
          </table:table-cell>
          <table:table-cell table:formula="of:=(AND([.C10];MONTH([.C10]+1)=MONTH([.B2])))*([.C10]+1)" office:value-type="float" office:value="0" calcext:value-type="float">
            <text:p/>
          </table:table-cell>
          <table:table-cell table:formula="of:=(AND([.D10];MONTH([.D10]+1)=MONTH([.B2])))*([.D10]+1)" office:value-type="float" office:value="0" calcext:value-type="float">
            <text:p/>
          </table:table-cell>
          <table:table-cell table:formula="of:=(AND([.E10];MONTH([.E10]+1)=MONTH([.B2])))*([.E10]+1)" office:value-type="float" office:value="0" calcext:value-type="float">
            <text:p/>
          </table:table-cell>
          <table:table-cell table:formula="of:=(AND([.F10];MONTH([.F10]+1)=MONTH([.B2])))*([.F10]+1)" office:value-type="float" office:value="0" calcext:value-type="float">
            <text:p/>
          </table:table-cell>
          <table:table-cell table:formula="of:=(AND([.G10];MONTH([.G10]+1)=MONTH([.B2])))*([.G10]+1)" office:value-type="float" office:value="0" calcext:value-type="float">
            <text:p/>
          </table:table-cell>
          <table:table-cell/>
          <table:table-cell table:formula="of:=(AND([.P9];MONTH([.P9]+1)=MONTH([.J2])))*([.P9]+1)" office:value-type="float" office:value="0" calcext:value-type="float">
            <text:p/>
          </table:table-cell>
          <table:table-cell table:formula="of:=(AND([.J10];MONTH([.J10]+1)=MONTH([.J2])))*([.J10]+1)" office:value-type="float" office:value="0" calcext:value-type="float">
            <text:p/>
          </table:table-cell>
          <table:table-cell table:formula="of:=(AND([.K10];MONTH([.K10]+1)=MONTH([.J2])))*([.K10]+1)" office:value-type="float" office:value="0" calcext:value-type="float">
            <text:p/>
          </table:table-cell>
          <table:table-cell table:formula="of:=(AND([.L10];MONTH([.L10]+1)=MONTH([.J2])))*([.L10]+1)" office:value-type="float" office:value="0" calcext:value-type="float">
            <text:p/>
          </table:table-cell>
          <table:table-cell table:formula="of:=(AND([.M10];MONTH([.M10]+1)=MONTH([.J2])))*([.M10]+1)" office:value-type="float" office:value="0" calcext:value-type="float">
            <text:p/>
          </table:table-cell>
          <table:table-cell table:formula="of:=(AND([.N10];MONTH([.N10]+1)=MONTH([.J2])))*([.N10]+1)" office:value-type="float" office:value="0" calcext:value-type="float">
            <text:p/>
          </table:table-cell>
          <table:table-cell table:formula="of:=(AND([.O10];MONTH([.O10]+1)=MONTH([.J2])))*([.O10]+1)" office:value-type="float" office:value="0" calcext:value-type="float">
            <text:p/>
          </table:table-cell>
          <table:table-cell/>
          <table:table-cell table:formula="of:=(AND([.X9];MONTH([.X9]+1)=MONTH([.R2])))*([.X9]+1)" office:value-type="float" office:value="0" calcext:value-type="float">
            <text:p/>
          </table:table-cell>
          <table:table-cell table:formula="of:=(AND([.R10];MONTH([.R10]+1)=MONTH([.R2])))*([.R10]+1)" office:value-type="float" office:value="0" calcext:value-type="float">
            <text:p/>
          </table:table-cell>
          <table:table-cell table:formula="of:=(AND([.S10];MONTH([.S10]+1)=MONTH([.R2])))*([.S10]+1)" office:value-type="float" office:value="0" calcext:value-type="float">
            <text:p/>
          </table:table-cell>
          <table:table-cell table:formula="of:=(AND([.T10];MONTH([.T10]+1)=MONTH([.R2])))*([.T10]+1)" office:value-type="float" office:value="0" calcext:value-type="float">
            <text:p/>
          </table:table-cell>
          <table:table-cell table:formula="of:=(AND([.U10];MONTH([.U10]+1)=MONTH([.R2])))*([.U10]+1)" office:value-type="float" office:value="0" calcext:value-type="float">
            <text:p/>
          </table:table-cell>
          <table:table-cell table:formula="of:=(AND([.V10];MONTH([.V10]+1)=MONTH([.R2])))*([.V10]+1)" office:value-type="float" office:value="0" calcext:value-type="float">
            <text:p/>
          </table:table-cell>
          <table:table-cell table:formula="of:=(AND([.W10];MONTH([.W10]+1)=MONTH([.R2])))*([.W10]+1)" office:value-type="float" office:value="0" calcext:value-type="float">
            <text:p/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Heading" table:formula="of:=DATE(YEAR([.B2]);MONTH([.B2])+ 3;1)" office:value-type="date" office:date-value="2017-05-01" calcext:value-type="date" table:number-columns-spanned="7" table:number-rows-spanned="1">
            <text:p>mayo 2017</text:p>
          </table:table-cell>
          <table:covered-table-cell table:number-columns-repeated="6" table:style-name="Heading"/>
          <table:table-cell/>
          <table:table-cell table:style-name="Heading" table:formula="of:=DATE(YEAR([.B2]);MONTH([.B2])+ 4;1)" office:value-type="date" office:date-value="2017-06-01" calcext:value-type="date" table:number-columns-spanned="7" table:number-rows-spanned="1">
            <text:p>junio 2017</text:p>
          </table:table-cell>
          <table:covered-table-cell table:number-columns-repeated="6" table:style-name="Heading"/>
          <table:table-cell/>
          <table:table-cell table:style-name="Heading" table:formula="of:=DATE(YEAR([.B2]);MONTH([.B2])+ 5;1)" office:value-type="date" office:date-value="2017-07-01" calcext:value-type="date" table:number-columns-spanned="7" table:number-rows-spanned="1">
            <text:p>julio 2017</text:p>
          </table:table-cell>
          <table:covered-table-cell table:number-columns-repeated="6" table:style-name="Heading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3">
          <table:table-cell/>
          <table:table-cell table:style-name="Weekday" table:number-matrix-columns-spanned="7" table:number-matrix-rows-spanned="1" table:formula="of:=[.B4:.H4]" office:value-type="date" office:date-value="1900-01-01" calcext:value-type="date">
            <text:p>lun</text:p>
          </table:table-cell>
          <table:table-cell table:style-name="Weekday" office:value-type="date" office:date-value="1900-01-02" calcext:value-type="date">
            <text:p>mar</text:p>
          </table:table-cell>
          <table:table-cell table:style-name="Weekday" office:value-type="date" office:date-value="1900-01-03" calcext:value-type="date">
            <text:p>mié</text:p>
          </table:table-cell>
          <table:table-cell table:style-name="Weekday" office:value-type="date" office:date-value="1900-01-04" calcext:value-type="date">
            <text:p>jue</text:p>
          </table:table-cell>
          <table:table-cell table:style-name="Weekday" office:value-type="date" office:date-value="1900-01-05" calcext:value-type="date">
            <text:p>vie</text:p>
          </table:table-cell>
          <table:table-cell table:style-name="Weekday" office:value-type="date" office:date-value="1900-01-06" calcext:value-type="date">
            <text:p>sáb</text:p>
          </table:table-cell>
          <table:table-cell table:style-name="Weekday" office:value-type="date" office:date-value="1900-01-07" calcext:value-type="date">
            <text:p>dom</text:p>
          </table:table-cell>
          <table:table-cell/>
          <table:table-cell table:style-name="Weekday" table:number-matrix-columns-spanned="7" table:number-matrix-rows-spanned="1" table:formula="of:=[.B4:.H4]" office:value-type="date" office:date-value="1900-01-01" calcext:value-type="date">
            <text:p>lun</text:p>
          </table:table-cell>
          <table:table-cell table:style-name="Weekday" office:value-type="date" office:date-value="1900-01-02" calcext:value-type="date">
            <text:p>mar</text:p>
          </table:table-cell>
          <table:table-cell table:style-name="Weekday" office:value-type="date" office:date-value="1900-01-03" calcext:value-type="date">
            <text:p>mié</text:p>
          </table:table-cell>
          <table:table-cell table:style-name="Weekday" office:value-type="date" office:date-value="1900-01-04" calcext:value-type="date">
            <text:p>jue</text:p>
          </table:table-cell>
          <table:table-cell table:style-name="Weekday" office:value-type="date" office:date-value="1900-01-05" calcext:value-type="date">
            <text:p>vie</text:p>
          </table:table-cell>
          <table:table-cell table:style-name="Weekday" office:value-type="date" office:date-value="1900-01-06" calcext:value-type="date">
            <text:p>sáb</text:p>
          </table:table-cell>
          <table:table-cell table:style-name="Weekday" office:value-type="date" office:date-value="1900-01-07" calcext:value-type="date">
            <text:p>dom</text:p>
          </table:table-cell>
          <table:table-cell/>
          <table:table-cell table:style-name="Weekday" table:number-matrix-columns-spanned="7" table:number-matrix-rows-spanned="1" table:formula="of:=[.B4:.H4]" office:value-type="date" office:date-value="1900-01-01" calcext:value-type="date">
            <text:p>lun</text:p>
          </table:table-cell>
          <table:table-cell table:style-name="Weekday" office:value-type="date" office:date-value="1900-01-02" calcext:value-type="date">
            <text:p>mar</text:p>
          </table:table-cell>
          <table:table-cell table:style-name="Weekday" office:value-type="date" office:date-value="1900-01-03" calcext:value-type="date">
            <text:p>mié</text:p>
          </table:table-cell>
          <table:table-cell table:style-name="Weekday" office:value-type="date" office:date-value="1900-01-04" calcext:value-type="date">
            <text:p>jue</text:p>
          </table:table-cell>
          <table:table-cell table:style-name="Weekday" office:value-type="date" office:date-value="1900-01-05" calcext:value-type="date">
            <text:p>vie</text:p>
          </table:table-cell>
          <table:table-cell table:style-name="Weekday" office:value-type="date" office:date-value="1900-01-06" calcext:value-type="date">
            <text:p>sáb</text:p>
          </table:table-cell>
          <table:table-cell table:style-name="Weekday" office:value-type="date" office:date-value="1900-01-07" calcext:value-type="date">
            <text:p>dom</text:p>
          </table:table-cell>
        </table:table-row>
        <table:table-row table:style-name="ro4">
          <table:table-cell/>
          <table:table-cell table:formula="of:=(WEEKDAY([.B12])=WEEKDAY([.B14]))*[.B12]" office:value-type="float" office:value="42856" calcext:value-type="float">
            <text:p>1</text:p>
          </table:table-cell>
          <table:table-cell table:formula="of:=(WEEKDAY([.B12])=WEEKDAY([.C14]))*[.B12]+([.B15]&gt;0)+[.B15]" office:value-type="float" office:value="42857" calcext:value-type="float">
            <text:p>2</text:p>
          </table:table-cell>
          <table:table-cell table:formula="of:=(WEEKDAY([.B12])=WEEKDAY([.D14]))*[.B12]+([.C15]&gt;0)+[.C15]" office:value-type="float" office:value="42858" calcext:value-type="float">
            <text:p>3</text:p>
          </table:table-cell>
          <table:table-cell table:formula="of:=(WEEKDAY([.B12])=WEEKDAY([.E14]))*[.B12]+([.D15]&gt;0)+[.D15]" office:value-type="float" office:value="42859" calcext:value-type="float">
            <text:p>4</text:p>
          </table:table-cell>
          <table:table-cell table:formula="of:=(WEEKDAY([.B12])=WEEKDAY([.F14]))*[.B12]+([.E15]&gt;0)+[.E15]" office:value-type="float" office:value="42860" calcext:value-type="float">
            <text:p>5</text:p>
          </table:table-cell>
          <table:table-cell table:formula="of:=(WEEKDAY([.B12])=WEEKDAY([.G14]))*[.B12]+([.F15]&gt;0)+[.F15]" office:value-type="float" office:value="42861" calcext:value-type="float">
            <text:p>6</text:p>
          </table:table-cell>
          <table:table-cell table:formula="of:=(WEEKDAY([.B12])=WEEKDAY([.H14]))*[.B12]+([.G15]&gt;0)+[.G15]" office:value-type="float" office:value="42862" calcext:value-type="float">
            <text:p>7</text:p>
          </table:table-cell>
          <table:table-cell/>
          <table:table-cell table:formula="of:=(WEEKDAY([.J12])=WEEKDAY([.J14]))*[.J12]" office:value-type="float" office:value="0" calcext:value-type="float">
            <text:p/>
          </table:table-cell>
          <table:table-cell table:formula="of:=(WEEKDAY([.J12])=WEEKDAY([.K14]))*[.J12]+([.J15]&gt;0)+[.J15]" office:value-type="float" office:value="0" calcext:value-type="float">
            <text:p/>
          </table:table-cell>
          <table:table-cell table:formula="of:=(WEEKDAY([.J12])=WEEKDAY([.L14]))*[.J12]+([.K15]&gt;0)+[.K15]" office:value-type="float" office:value="0" calcext:value-type="float">
            <text:p/>
          </table:table-cell>
          <table:table-cell table:formula="of:=(WEEKDAY([.J12])=WEEKDAY([.M14]))*[.J12]+([.L15]&gt;0)+[.L15]" office:value-type="float" office:value="42887" calcext:value-type="float">
            <text:p>1</text:p>
          </table:table-cell>
          <table:table-cell table:formula="of:=(WEEKDAY([.J12])=WEEKDAY([.N14]))*[.J12]+([.M15]&gt;0)+[.M15]" office:value-type="float" office:value="42888" calcext:value-type="float">
            <text:p>2</text:p>
          </table:table-cell>
          <table:table-cell table:formula="of:=(WEEKDAY([.J12])=WEEKDAY([.O14]))*[.J12]+([.N15]&gt;0)+[.N15]" office:value-type="float" office:value="42889" calcext:value-type="float">
            <text:p>3</text:p>
          </table:table-cell>
          <table:table-cell table:formula="of:=(WEEKDAY([.J12])=WEEKDAY([.P14]))*[.J12]+([.O15]&gt;0)+[.O15]" office:value-type="float" office:value="42890" calcext:value-type="float">
            <text:p>4</text:p>
          </table:table-cell>
          <table:table-cell/>
          <table:table-cell table:formula="of:=(WEEKDAY([.R12])=WEEKDAY([.R14]))*[.R12]" office:value-type="float" office:value="0" calcext:value-type="float">
            <text:p/>
          </table:table-cell>
          <table:table-cell table:formula="of:=(WEEKDAY([.R12])=WEEKDAY([.S14]))*[.R12]+([.R15]&gt;0)+[.R15]" office:value-type="float" office:value="0" calcext:value-type="float">
            <text:p/>
          </table:table-cell>
          <table:table-cell table:formula="of:=(WEEKDAY([.R12])=WEEKDAY([.T14]))*[.R12]+([.S15]&gt;0)+[.S15]" office:value-type="float" office:value="0" calcext:value-type="float">
            <text:p/>
          </table:table-cell>
          <table:table-cell table:formula="of:=(WEEKDAY([.R12])=WEEKDAY([.U14]))*[.R12]+([.T15]&gt;0)+[.T15]" office:value-type="float" office:value="0" calcext:value-type="float">
            <text:p/>
          </table:table-cell>
          <table:table-cell table:formula="of:=(WEEKDAY([.R12])=WEEKDAY([.V14]))*[.R12]+([.U15]&gt;0)+[.U15]" office:value-type="float" office:value="0" calcext:value-type="float">
            <text:p/>
          </table:table-cell>
          <table:table-cell table:formula="of:=(WEEKDAY([.R12])=WEEKDAY([.W14]))*[.R12]+([.V15]&gt;0)+[.V15]" office:value-type="float" office:value="42917" calcext:value-type="float">
            <text:p>1</text:p>
          </table:table-cell>
          <table:table-cell table:formula="of:=(WEEKDAY([.R12])=WEEKDAY([.X14]))*[.R12]+([.W15]&gt;0)+[.W15]" office:value-type="float" office:value="42918" calcext:value-type="float">
            <text:p>2</text:p>
          </table:table-cell>
        </table:table-row>
        <table:table-row table:style-name="ro4">
          <table:table-cell/>
          <table:table-cell table:style-name="ce2" table:formula="of:=+[.H15]+1" office:value-type="float" office:value="42863" calcext:value-type="float">
            <text:p>8</text:p>
          </table:table-cell>
          <table:table-cell table:style-name="ce2" table:formula="of:=+[.B16]+1" office:value-type="float" office:value="42864" calcext:value-type="float">
            <text:p>9</text:p>
          </table:table-cell>
          <table:table-cell table:style-name="ce2" table:formula="of:=+[.C16]+1" office:value-type="float" office:value="42865" calcext:value-type="float">
            <text:p>10</text:p>
          </table:table-cell>
          <table:table-cell table:style-name="ce2" table:formula="of:=+[.D16]+1" office:value-type="float" office:value="42866" calcext:value-type="float">
            <text:p>11</text:p>
          </table:table-cell>
          <table:table-cell table:style-name="ce2" table:formula="of:=+[.E16]+1" office:value-type="float" office:value="42867" calcext:value-type="float">
            <text:p>12</text:p>
          </table:table-cell>
          <table:table-cell table:style-name="ce2" table:formula="of:=+[.F16]+1" office:value-type="float" office:value="42868" calcext:value-type="float">
            <text:p>13</text:p>
          </table:table-cell>
          <table:table-cell table:style-name="ce2" table:formula="of:=+[.G16]+1" office:value-type="float" office:value="42869" calcext:value-type="float">
            <text:p>14</text:p>
          </table:table-cell>
          <table:table-cell/>
          <table:table-cell table:style-name="ce2" table:formula="of:=+[.P15]+1" office:value-type="float" office:value="42891" calcext:value-type="float">
            <text:p>5</text:p>
          </table:table-cell>
          <table:table-cell table:style-name="ce2" table:formula="of:=+[.J16]+1" office:value-type="float" office:value="42892" calcext:value-type="float">
            <text:p>6</text:p>
          </table:table-cell>
          <table:table-cell table:style-name="ce2" table:formula="of:=+[.K16]+1" office:value-type="float" office:value="42893" calcext:value-type="float">
            <text:p>7</text:p>
          </table:table-cell>
          <table:table-cell table:style-name="ce2" table:formula="of:=+[.L16]+1" office:value-type="float" office:value="42894" calcext:value-type="float">
            <text:p>8</text:p>
          </table:table-cell>
          <table:table-cell table:style-name="ce2" table:formula="of:=+[.M16]+1" office:value-type="float" office:value="42895" calcext:value-type="float">
            <text:p>9</text:p>
          </table:table-cell>
          <table:table-cell table:style-name="ce2" table:formula="of:=+[.N16]+1" office:value-type="float" office:value="42896" calcext:value-type="float">
            <text:p>10</text:p>
          </table:table-cell>
          <table:table-cell table:style-name="ce2" table:formula="of:=+[.O16]+1" office:value-type="float" office:value="42897" calcext:value-type="float">
            <text:p>11</text:p>
          </table:table-cell>
          <table:table-cell/>
          <table:table-cell table:style-name="ce2" table:formula="of:=+[.X15]+1" office:value-type="float" office:value="42919" calcext:value-type="float">
            <text:p>3</text:p>
          </table:table-cell>
          <table:table-cell table:style-name="ce2" table:formula="of:=+[.R16]+1" office:value-type="float" office:value="42920" calcext:value-type="float">
            <text:p>4</text:p>
          </table:table-cell>
          <table:table-cell table:style-name="ce2" table:formula="of:=+[.S16]+1" office:value-type="float" office:value="42921" calcext:value-type="float">
            <text:p>5</text:p>
          </table:table-cell>
          <table:table-cell table:style-name="ce2" table:formula="of:=+[.T16]+1" office:value-type="float" office:value="42922" calcext:value-type="float">
            <text:p>6</text:p>
          </table:table-cell>
          <table:table-cell table:style-name="ce2" table:formula="of:=+[.U16]+1" office:value-type="float" office:value="42923" calcext:value-type="float">
            <text:p>7</text:p>
          </table:table-cell>
          <table:table-cell table:style-name="ce2" table:formula="of:=+[.V16]+1" office:value-type="float" office:value="42924" calcext:value-type="float">
            <text:p>8</text:p>
          </table:table-cell>
          <table:table-cell table:style-name="ce2" table:formula="of:=+[.W16]+1" office:value-type="float" office:value="42925" calcext:value-type="float">
            <text:p>9</text:p>
          </table:table-cell>
        </table:table-row>
        <table:table-row table:style-name="ro4">
          <table:table-cell/>
          <table:table-cell table:style-name="ce2" table:formula="of:=+[.H16]+1" office:value-type="float" office:value="42870" calcext:value-type="float">
            <text:p>15</text:p>
          </table:table-cell>
          <table:table-cell table:style-name="ce2" table:formula="of:=+[.B17]+1" office:value-type="float" office:value="42871" calcext:value-type="float">
            <text:p>16</text:p>
          </table:table-cell>
          <table:table-cell table:style-name="ce2" table:formula="of:=+[.C17]+1" office:value-type="float" office:value="42872" calcext:value-type="float">
            <text:p>17</text:p>
          </table:table-cell>
          <table:table-cell table:style-name="ce2" table:formula="of:=+[.D17]+1" office:value-type="float" office:value="42873" calcext:value-type="float">
            <text:p>18</text:p>
          </table:table-cell>
          <table:table-cell table:style-name="ce2" table:formula="of:=+[.E17]+1" office:value-type="float" office:value="42874" calcext:value-type="float">
            <text:p>19</text:p>
          </table:table-cell>
          <table:table-cell table:style-name="ce2" table:formula="of:=+[.F17]+1" office:value-type="float" office:value="42875" calcext:value-type="float">
            <text:p>20</text:p>
          </table:table-cell>
          <table:table-cell table:style-name="ce2" table:formula="of:=+[.G17]+1" office:value-type="float" office:value="42876" calcext:value-type="float">
            <text:p>21</text:p>
          </table:table-cell>
          <table:table-cell/>
          <table:table-cell table:style-name="ce2" table:formula="of:=+[.P16]+1" office:value-type="float" office:value="42898" calcext:value-type="float">
            <text:p>12</text:p>
          </table:table-cell>
          <table:table-cell table:style-name="ce2" table:formula="of:=+[.J17]+1" office:value-type="float" office:value="42899" calcext:value-type="float">
            <text:p>13</text:p>
          </table:table-cell>
          <table:table-cell table:style-name="ce2" table:formula="of:=+[.K17]+1" office:value-type="float" office:value="42900" calcext:value-type="float">
            <text:p>14</text:p>
          </table:table-cell>
          <table:table-cell table:style-name="ce2" table:formula="of:=+[.L17]+1" office:value-type="float" office:value="42901" calcext:value-type="float">
            <text:p>15</text:p>
          </table:table-cell>
          <table:table-cell table:style-name="ce2" table:formula="of:=+[.M17]+1" office:value-type="float" office:value="42902" calcext:value-type="float">
            <text:p>16</text:p>
          </table:table-cell>
          <table:table-cell table:style-name="ce2" table:formula="of:=+[.N17]+1" office:value-type="float" office:value="42903" calcext:value-type="float">
            <text:p>17</text:p>
          </table:table-cell>
          <table:table-cell table:style-name="ce2" table:formula="of:=+[.O17]+1" office:value-type="float" office:value="42904" calcext:value-type="float">
            <text:p>18</text:p>
          </table:table-cell>
          <table:table-cell/>
          <table:table-cell table:style-name="ce2" table:formula="of:=+[.X16]+1" office:value-type="float" office:value="42926" calcext:value-type="float">
            <text:p>10</text:p>
          </table:table-cell>
          <table:table-cell table:style-name="ce2" table:formula="of:=+[.R17]+1" office:value-type="float" office:value="42927" calcext:value-type="float">
            <text:p>11</text:p>
          </table:table-cell>
          <table:table-cell table:style-name="ce2" table:formula="of:=+[.S17]+1" office:value-type="float" office:value="42928" calcext:value-type="float">
            <text:p>12</text:p>
          </table:table-cell>
          <table:table-cell table:style-name="ce2" table:formula="of:=+[.T17]+1" office:value-type="float" office:value="42929" calcext:value-type="float">
            <text:p>13</text:p>
          </table:table-cell>
          <table:table-cell table:style-name="ce2" table:formula="of:=+[.U17]+1" office:value-type="float" office:value="42930" calcext:value-type="float">
            <text:p>14</text:p>
          </table:table-cell>
          <table:table-cell table:style-name="ce2" table:formula="of:=+[.V17]+1" office:value-type="float" office:value="42931" calcext:value-type="float">
            <text:p>15</text:p>
          </table:table-cell>
          <table:table-cell table:style-name="ce2" table:formula="of:=+[.W17]+1" office:value-type="float" office:value="42932" calcext:value-type="float">
            <text:p>16</text:p>
          </table:table-cell>
        </table:table-row>
        <table:table-row table:style-name="ro4">
          <table:table-cell/>
          <table:table-cell table:style-name="ce2" table:formula="of:=+[.H17]+1" office:value-type="float" office:value="42877" calcext:value-type="float">
            <text:p>22</text:p>
          </table:table-cell>
          <table:table-cell table:style-name="ce2" table:formula="of:=+[.B18]+1" office:value-type="float" office:value="42878" calcext:value-type="float">
            <text:p>23</text:p>
          </table:table-cell>
          <table:table-cell table:style-name="ce2" table:formula="of:=+[.C18]+1" office:value-type="float" office:value="42879" calcext:value-type="float">
            <text:p>24</text:p>
          </table:table-cell>
          <table:table-cell table:style-name="ce2" table:formula="of:=+[.D18]+1" office:value-type="float" office:value="42880" calcext:value-type="float">
            <text:p>25</text:p>
          </table:table-cell>
          <table:table-cell table:style-name="ce2" table:formula="of:=+[.E18]+1" office:value-type="float" office:value="42881" calcext:value-type="float">
            <text:p>26</text:p>
          </table:table-cell>
          <table:table-cell table:style-name="ce2" table:formula="of:=+[.F18]+1" office:value-type="float" office:value="42882" calcext:value-type="float">
            <text:p>27</text:p>
          </table:table-cell>
          <table:table-cell table:style-name="ce2" table:formula="of:=+[.G18]+1" office:value-type="float" office:value="42883" calcext:value-type="float">
            <text:p>28</text:p>
          </table:table-cell>
          <table:table-cell/>
          <table:table-cell table:style-name="ce2" table:formula="of:=+[.P17]+1" office:value-type="float" office:value="42905" calcext:value-type="float">
            <text:p>19</text:p>
          </table:table-cell>
          <table:table-cell table:style-name="ce2" table:formula="of:=+[.J18]+1" office:value-type="float" office:value="42906" calcext:value-type="float">
            <text:p>20</text:p>
          </table:table-cell>
          <table:table-cell table:style-name="ce2" table:formula="of:=+[.K18]+1" office:value-type="float" office:value="42907" calcext:value-type="float">
            <text:p>21</text:p>
          </table:table-cell>
          <table:table-cell table:style-name="ce2" table:formula="of:=+[.L18]+1" office:value-type="float" office:value="42908" calcext:value-type="float">
            <text:p>22</text:p>
          </table:table-cell>
          <table:table-cell table:style-name="ce2" table:formula="of:=+[.M18]+1" office:value-type="float" office:value="42909" calcext:value-type="float">
            <text:p>23</text:p>
          </table:table-cell>
          <table:table-cell table:style-name="ce2" table:formula="of:=+[.N18]+1" office:value-type="float" office:value="42910" calcext:value-type="float">
            <text:p>24</text:p>
          </table:table-cell>
          <table:table-cell table:style-name="ce2" table:formula="of:=+[.O18]+1" office:value-type="float" office:value="42911" calcext:value-type="float">
            <text:p>25</text:p>
          </table:table-cell>
          <table:table-cell/>
          <table:table-cell table:style-name="ce2" table:formula="of:=+[.X17]+1" office:value-type="float" office:value="42933" calcext:value-type="float">
            <text:p>17</text:p>
          </table:table-cell>
          <table:table-cell table:style-name="ce2" table:formula="of:=+[.R18]+1" office:value-type="float" office:value="42934" calcext:value-type="float">
            <text:p>18</text:p>
          </table:table-cell>
          <table:table-cell table:style-name="ce2" table:formula="of:=+[.S18]+1" office:value-type="float" office:value="42935" calcext:value-type="float">
            <text:p>19</text:p>
          </table:table-cell>
          <table:table-cell table:style-name="ce2" table:formula="of:=+[.T18]+1" office:value-type="float" office:value="42936" calcext:value-type="float">
            <text:p>20</text:p>
          </table:table-cell>
          <table:table-cell table:style-name="ce2" table:formula="of:=+[.U18]+1" office:value-type="float" office:value="42937" calcext:value-type="float">
            <text:p>21</text:p>
          </table:table-cell>
          <table:table-cell table:style-name="ce2" table:formula="of:=+[.V18]+1" office:value-type="float" office:value="42938" calcext:value-type="float">
            <text:p>22</text:p>
          </table:table-cell>
          <table:table-cell table:style-name="ce2" table:formula="of:=+[.W18]+1" office:value-type="float" office:value="42939" calcext:value-type="float">
            <text:p>23</text:p>
          </table:table-cell>
        </table:table-row>
        <table:table-row table:style-name="ro4">
          <table:table-cell/>
          <table:table-cell table:formula="of:=(AND([.H18];MONTH([.H18]+1)=MONTH([.B12])))*([.H18]+1)" office:value-type="float" office:value="42884" calcext:value-type="float">
            <text:p>29</text:p>
          </table:table-cell>
          <table:table-cell table:formula="of:=(AND([.B19];MONTH([.B19]+1)=MONTH([.B12])))*([.B19]+1)" office:value-type="float" office:value="42885" calcext:value-type="float">
            <text:p>30</text:p>
          </table:table-cell>
          <table:table-cell table:formula="of:=(AND([.C19];MONTH([.C19]+1)=MONTH([.B12])))*([.C19]+1)" office:value-type="float" office:value="42886" calcext:value-type="float">
            <text:p>31</text:p>
          </table:table-cell>
          <table:table-cell table:formula="of:=(AND([.D19];MONTH([.D19]+1)=MONTH([.B12])))*([.D19]+1)" office:value-type="float" office:value="0" calcext:value-type="float">
            <text:p/>
          </table:table-cell>
          <table:table-cell table:formula="of:=(AND([.E19];MONTH([.E19]+1)=MONTH([.B12])))*([.E19]+1)" office:value-type="float" office:value="0" calcext:value-type="float">
            <text:p/>
          </table:table-cell>
          <table:table-cell table:formula="of:=(AND([.F19];MONTH([.F19]+1)=MONTH([.B12])))*([.F19]+1)" office:value-type="float" office:value="0" calcext:value-type="float">
            <text:p/>
          </table:table-cell>
          <table:table-cell table:formula="of:=(AND([.G19];MONTH([.G19]+1)=MONTH([.B12])))*([.G19]+1)" office:value-type="float" office:value="0" calcext:value-type="float">
            <text:p/>
          </table:table-cell>
          <table:table-cell/>
          <table:table-cell table:formula="of:=(AND([.P18];MONTH([.P18]+1)=MONTH([.J12])))*([.P18]+1)" office:value-type="float" office:value="42912" calcext:value-type="float">
            <text:p>26</text:p>
          </table:table-cell>
          <table:table-cell table:formula="of:=(AND([.J19];MONTH([.J19]+1)=MONTH([.J12])))*([.J19]+1)" office:value-type="float" office:value="42913" calcext:value-type="float">
            <text:p>27</text:p>
          </table:table-cell>
          <table:table-cell table:formula="of:=(AND([.K19];MONTH([.K19]+1)=MONTH([.J12])))*([.K19]+1)" office:value-type="float" office:value="42914" calcext:value-type="float">
            <text:p>28</text:p>
          </table:table-cell>
          <table:table-cell table:formula="of:=(AND([.L19];MONTH([.L19]+1)=MONTH([.J12])))*([.L19]+1)" office:value-type="float" office:value="42915" calcext:value-type="float">
            <text:p>29</text:p>
          </table:table-cell>
          <table:table-cell table:formula="of:=(AND([.M19];MONTH([.M19]+1)=MONTH([.J12])))*([.M19]+1)" office:value-type="float" office:value="42916" calcext:value-type="float">
            <text:p>30</text:p>
          </table:table-cell>
          <table:table-cell table:formula="of:=(AND([.N19];MONTH([.N19]+1)=MONTH([.J12])))*([.N19]+1)" office:value-type="float" office:value="0" calcext:value-type="float">
            <text:p/>
          </table:table-cell>
          <table:table-cell table:formula="of:=(AND([.O19];MONTH([.O19]+1)=MONTH([.J12])))*([.O19]+1)" office:value-type="float" office:value="0" calcext:value-type="float">
            <text:p/>
          </table:table-cell>
          <table:table-cell/>
          <table:table-cell table:formula="of:=(AND([.X18];MONTH([.X18]+1)=MONTH([.R12])))*([.X18]+1)" office:value-type="float" office:value="42940" calcext:value-type="float">
            <text:p>24</text:p>
          </table:table-cell>
          <table:table-cell table:formula="of:=(AND([.R19];MONTH([.R19]+1)=MONTH([.R12])))*([.R19]+1)" office:value-type="float" office:value="42941" calcext:value-type="float">
            <text:p>25</text:p>
          </table:table-cell>
          <table:table-cell table:formula="of:=(AND([.S19];MONTH([.S19]+1)=MONTH([.R12])))*([.S19]+1)" office:value-type="float" office:value="42942" calcext:value-type="float">
            <text:p>26</text:p>
          </table:table-cell>
          <table:table-cell table:formula="of:=(AND([.T19];MONTH([.T19]+1)=MONTH([.R12])))*([.T19]+1)" office:value-type="float" office:value="42943" calcext:value-type="float">
            <text:p>27</text:p>
          </table:table-cell>
          <table:table-cell table:formula="of:=(AND([.U19];MONTH([.U19]+1)=MONTH([.R12])))*([.U19]+1)" office:value-type="float" office:value="42944" calcext:value-type="float">
            <text:p>28</text:p>
          </table:table-cell>
          <table:table-cell table:formula="of:=(AND([.V19];MONTH([.V19]+1)=MONTH([.R12])))*([.V19]+1)" office:value-type="float" office:value="42945" calcext:value-type="float">
            <text:p>29</text:p>
          </table:table-cell>
          <table:table-cell table:formula="of:=(AND([.W19];MONTH([.W19]+1)=MONTH([.R12])))*([.W19]+1)" office:value-type="float" office:value="42946" calcext:value-type="float">
            <text:p>30</text:p>
          </table:table-cell>
        </table:table-row>
        <table:table-row table:style-name="ro4">
          <table:table-cell/>
          <table:table-cell table:formula="of:=(AND([.H19];MONTH([.H19]+1)=MONTH([.B12])))*([.H19]+1)" office:value-type="float" office:value="0" calcext:value-type="float">
            <text:p/>
          </table:table-cell>
          <table:table-cell table:formula="of:=(AND([.B20];MONTH([.B20]+1)=MONTH([.B12])))*([.B20]+1)" office:value-type="float" office:value="0" calcext:value-type="float">
            <text:p/>
          </table:table-cell>
          <table:table-cell table:formula="of:=(AND([.C20];MONTH([.C20]+1)=MONTH([.B12])))*([.C20]+1)" office:value-type="float" office:value="0" calcext:value-type="float">
            <text:p/>
          </table:table-cell>
          <table:table-cell table:formula="of:=(AND([.D20];MONTH([.D20]+1)=MONTH([.B12])))*([.D20]+1)" office:value-type="float" office:value="0" calcext:value-type="float">
            <text:p/>
          </table:table-cell>
          <table:table-cell table:formula="of:=(AND([.E20];MONTH([.E20]+1)=MONTH([.B12])))*([.E20]+1)" office:value-type="float" office:value="0" calcext:value-type="float">
            <text:p/>
          </table:table-cell>
          <table:table-cell table:formula="of:=(AND([.F20];MONTH([.F20]+1)=MONTH([.B12])))*([.F20]+1)" office:value-type="float" office:value="0" calcext:value-type="float">
            <text:p/>
          </table:table-cell>
          <table:table-cell table:formula="of:=(AND([.G20];MONTH([.G20]+1)=MONTH([.B12])))*([.G20]+1)" office:value-type="float" office:value="0" calcext:value-type="float">
            <text:p/>
          </table:table-cell>
          <table:table-cell/>
          <table:table-cell table:formula="of:=(AND([.P19];MONTH([.P19]+1)=MONTH([.J12])))*([.P19]+1)" office:value-type="float" office:value="0" calcext:value-type="float">
            <text:p/>
          </table:table-cell>
          <table:table-cell table:formula="of:=(AND([.J20];MONTH([.J20]+1)=MONTH([.J12])))*([.J20]+1)" office:value-type="float" office:value="0" calcext:value-type="float">
            <text:p/>
          </table:table-cell>
          <table:table-cell table:formula="of:=(AND([.K20];MONTH([.K20]+1)=MONTH([.J12])))*([.K20]+1)" office:value-type="float" office:value="0" calcext:value-type="float">
            <text:p/>
          </table:table-cell>
          <table:table-cell table:formula="of:=(AND([.L20];MONTH([.L20]+1)=MONTH([.J12])))*([.L20]+1)" office:value-type="float" office:value="0" calcext:value-type="float">
            <text:p/>
          </table:table-cell>
          <table:table-cell table:formula="of:=(AND([.M20];MONTH([.M20]+1)=MONTH([.J12])))*([.M20]+1)" office:value-type="float" office:value="0" calcext:value-type="float">
            <text:p/>
          </table:table-cell>
          <table:table-cell table:formula="of:=(AND([.N20];MONTH([.N20]+1)=MONTH([.J12])))*([.N20]+1)" office:value-type="float" office:value="0" calcext:value-type="float">
            <text:p/>
          </table:table-cell>
          <table:table-cell table:formula="of:=(AND([.O20];MONTH([.O20]+1)=MONTH([.J12])))*([.O20]+1)" office:value-type="float" office:value="0" calcext:value-type="float">
            <text:p/>
          </table:table-cell>
          <table:table-cell/>
          <table:table-cell table:formula="of:=(AND([.X19];MONTH([.X19]+1)=MONTH([.R12])))*([.X19]+1)" office:value-type="float" office:value="42947" calcext:value-type="float">
            <text:p>31</text:p>
          </table:table-cell>
          <table:table-cell table:formula="of:=(AND([.R20];MONTH([.R20]+1)=MONTH([.R12])))*([.R20]+1)" office:value-type="float" office:value="0" calcext:value-type="float">
            <text:p/>
          </table:table-cell>
          <table:table-cell table:formula="of:=(AND([.S20];MONTH([.S20]+1)=MONTH([.R12])))*([.S20]+1)" office:value-type="float" office:value="0" calcext:value-type="float">
            <text:p/>
          </table:table-cell>
          <table:table-cell table:formula="of:=(AND([.T20];MONTH([.T20]+1)=MONTH([.R12])))*([.T20]+1)" office:value-type="float" office:value="0" calcext:value-type="float">
            <text:p/>
          </table:table-cell>
          <table:table-cell table:formula="of:=(AND([.U20];MONTH([.U20]+1)=MONTH([.R12])))*([.U20]+1)" office:value-type="float" office:value="0" calcext:value-type="float">
            <text:p/>
          </table:table-cell>
          <table:table-cell table:formula="of:=(AND([.V20];MONTH([.V20]+1)=MONTH([.R12])))*([.V20]+1)" office:value-type="float" office:value="0" calcext:value-type="float">
            <text:p/>
          </table:table-cell>
          <table:table-cell table:formula="of:=(AND([.W20];MONTH([.W20]+1)=MONTH([.R12])))*([.W20]+1)" office:value-type="float" office:value="0" calcext:value-type="float">
            <text:p/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Heading" table:formula="of:=DATE(YEAR([.B2]);MONTH([.B2])+ 6;1)" office:value-type="date" office:date-value="2017-08-01" calcext:value-type="date" table:number-columns-spanned="7" table:number-rows-spanned="1">
            <text:p>agosto 2017</text:p>
          </table:table-cell>
          <table:covered-table-cell table:number-columns-repeated="6" table:style-name="Heading"/>
          <table:table-cell/>
          <table:table-cell table:style-name="Heading" table:formula="of:=DATE(YEAR([.B2]);MONTH([.B2])+ 7;1)" office:value-type="date" office:date-value="2017-09-01" calcext:value-type="date" table:number-columns-spanned="7" table:number-rows-spanned="1">
            <text:p>septiembre 2017</text:p>
          </table:table-cell>
          <table:covered-table-cell table:number-columns-repeated="6" table:style-name="Heading"/>
          <table:table-cell/>
          <table:table-cell table:style-name="Heading" table:formula="of:=DATE(YEAR([.B2]);MONTH([.B2])+ 8;1)" office:value-type="date" office:date-value="2017-10-01" calcext:value-type="date" table:number-columns-spanned="7" table:number-rows-spanned="1">
            <text:p>octubre 2017</text:p>
          </table:table-cell>
          <table:covered-table-cell table:number-columns-repeated="6" table:style-name="Heading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3">
          <table:table-cell/>
          <table:table-cell table:style-name="Weekday" table:number-matrix-columns-spanned="7" table:number-matrix-rows-spanned="1" table:formula="of:=[.B4:.H4]" office:value-type="date" office:date-value="1900-01-01" calcext:value-type="date">
            <text:p>lun</text:p>
          </table:table-cell>
          <table:table-cell table:style-name="Weekday" office:value-type="date" office:date-value="1900-01-02" calcext:value-type="date">
            <text:p>mar</text:p>
          </table:table-cell>
          <table:table-cell table:style-name="Weekday" office:value-type="date" office:date-value="1900-01-03" calcext:value-type="date">
            <text:p>mié</text:p>
          </table:table-cell>
          <table:table-cell table:style-name="Weekday" office:value-type="date" office:date-value="1900-01-04" calcext:value-type="date">
            <text:p>jue</text:p>
          </table:table-cell>
          <table:table-cell table:style-name="Weekday" office:value-type="date" office:date-value="1900-01-05" calcext:value-type="date">
            <text:p>vie</text:p>
          </table:table-cell>
          <table:table-cell table:style-name="Weekday" office:value-type="date" office:date-value="1900-01-06" calcext:value-type="date">
            <text:p>sáb</text:p>
          </table:table-cell>
          <table:table-cell table:style-name="Weekday" office:value-type="date" office:date-value="1900-01-07" calcext:value-type="date">
            <text:p>dom</text:p>
          </table:table-cell>
          <table:table-cell/>
          <table:table-cell table:style-name="Weekday" table:number-matrix-columns-spanned="7" table:number-matrix-rows-spanned="1" table:formula="of:=[.B4:.H4]" office:value-type="date" office:date-value="1900-01-01" calcext:value-type="date">
            <text:p>lun</text:p>
          </table:table-cell>
          <table:table-cell table:style-name="Weekday" office:value-type="date" office:date-value="1900-01-02" calcext:value-type="date">
            <text:p>mar</text:p>
          </table:table-cell>
          <table:table-cell table:style-name="Weekday" office:value-type="date" office:date-value="1900-01-03" calcext:value-type="date">
            <text:p>mié</text:p>
          </table:table-cell>
          <table:table-cell table:style-name="Weekday" office:value-type="date" office:date-value="1900-01-04" calcext:value-type="date">
            <text:p>jue</text:p>
          </table:table-cell>
          <table:table-cell table:style-name="Weekday" office:value-type="date" office:date-value="1900-01-05" calcext:value-type="date">
            <text:p>vie</text:p>
          </table:table-cell>
          <table:table-cell table:style-name="Weekday" office:value-type="date" office:date-value="1900-01-06" calcext:value-type="date">
            <text:p>sáb</text:p>
          </table:table-cell>
          <table:table-cell table:style-name="Weekday" office:value-type="date" office:date-value="1900-01-07" calcext:value-type="date">
            <text:p>dom</text:p>
          </table:table-cell>
          <table:table-cell/>
          <table:table-cell table:style-name="Weekday" table:number-matrix-columns-spanned="7" table:number-matrix-rows-spanned="1" table:formula="of:=[.B4:.H4]" office:value-type="date" office:date-value="1900-01-01" calcext:value-type="date">
            <text:p>lun</text:p>
          </table:table-cell>
          <table:table-cell table:style-name="Weekday" office:value-type="date" office:date-value="1900-01-02" calcext:value-type="date">
            <text:p>mar</text:p>
          </table:table-cell>
          <table:table-cell table:style-name="Weekday" office:value-type="date" office:date-value="1900-01-03" calcext:value-type="date">
            <text:p>mié</text:p>
          </table:table-cell>
          <table:table-cell table:style-name="Weekday" office:value-type="date" office:date-value="1900-01-04" calcext:value-type="date">
            <text:p>jue</text:p>
          </table:table-cell>
          <table:table-cell table:style-name="Weekday" office:value-type="date" office:date-value="1900-01-05" calcext:value-type="date">
            <text:p>vie</text:p>
          </table:table-cell>
          <table:table-cell table:style-name="Weekday" office:value-type="date" office:date-value="1900-01-06" calcext:value-type="date">
            <text:p>sáb</text:p>
          </table:table-cell>
          <table:table-cell table:style-name="Weekday" office:value-type="date" office:date-value="1900-01-07" calcext:value-type="date">
            <text:p>dom</text:p>
          </table:table-cell>
        </table:table-row>
        <table:table-row table:style-name="ro4">
          <table:table-cell/>
          <table:table-cell table:formula="of:=(WEEKDAY([.B22])=WEEKDAY([.B24]))*[.B22]" office:value-type="float" office:value="0" calcext:value-type="float">
            <text:p/>
          </table:table-cell>
          <table:table-cell table:formula="of:=(WEEKDAY([.B22])=WEEKDAY([.C24]))*[.B22]+([.B25]&gt;0)+[.B25]" office:value-type="float" office:value="42948" calcext:value-type="float">
            <text:p>1</text:p>
          </table:table-cell>
          <table:table-cell table:formula="of:=(WEEKDAY([.B22])=WEEKDAY([.D24]))*[.B22]+([.C25]&gt;0)+[.C25]" office:value-type="float" office:value="42949" calcext:value-type="float">
            <text:p>2</text:p>
          </table:table-cell>
          <table:table-cell table:formula="of:=(WEEKDAY([.B22])=WEEKDAY([.E24]))*[.B22]+([.D25]&gt;0)+[.D25]" office:value-type="float" office:value="42950" calcext:value-type="float">
            <text:p>3</text:p>
          </table:table-cell>
          <table:table-cell table:formula="of:=(WEEKDAY([.B22])=WEEKDAY([.F24]))*[.B22]+([.E25]&gt;0)+[.E25]" office:value-type="float" office:value="42951" calcext:value-type="float">
            <text:p>4</text:p>
          </table:table-cell>
          <table:table-cell table:formula="of:=(WEEKDAY([.B22])=WEEKDAY([.G24]))*[.B22]+([.F25]&gt;0)+[.F25]" office:value-type="float" office:value="42952" calcext:value-type="float">
            <text:p>5</text:p>
          </table:table-cell>
          <table:table-cell table:formula="of:=(WEEKDAY([.B22])=WEEKDAY([.H24]))*[.B22]+([.G25]&gt;0)+[.G25]" office:value-type="float" office:value="42953" calcext:value-type="float">
            <text:p>6</text:p>
          </table:table-cell>
          <table:table-cell/>
          <table:table-cell table:formula="of:=(WEEKDAY([.J22])=WEEKDAY([.J24]))*[.J22]" office:value-type="float" office:value="0" calcext:value-type="float">
            <text:p/>
          </table:table-cell>
          <table:table-cell table:formula="of:=(WEEKDAY([.J22])=WEEKDAY([.K24]))*[.J22]+([.J25]&gt;0)+[.J25]" office:value-type="float" office:value="0" calcext:value-type="float">
            <text:p/>
          </table:table-cell>
          <table:table-cell table:formula="of:=(WEEKDAY([.J22])=WEEKDAY([.L24]))*[.J22]+([.K25]&gt;0)+[.K25]" office:value-type="float" office:value="0" calcext:value-type="float">
            <text:p/>
          </table:table-cell>
          <table:table-cell table:formula="of:=(WEEKDAY([.J22])=WEEKDAY([.M24]))*[.J22]+([.L25]&gt;0)+[.L25]" office:value-type="float" office:value="0" calcext:value-type="float">
            <text:p/>
          </table:table-cell>
          <table:table-cell table:formula="of:=(WEEKDAY([.J22])=WEEKDAY([.N24]))*[.J22]+([.M25]&gt;0)+[.M25]" office:value-type="float" office:value="42979" calcext:value-type="float">
            <text:p>1</text:p>
          </table:table-cell>
          <table:table-cell table:formula="of:=(WEEKDAY([.J22])=WEEKDAY([.O24]))*[.J22]+([.N25]&gt;0)+[.N25]" office:value-type="float" office:value="42980" calcext:value-type="float">
            <text:p>2</text:p>
          </table:table-cell>
          <table:table-cell table:formula="of:=(WEEKDAY([.J22])=WEEKDAY([.P24]))*[.J22]+([.O25]&gt;0)+[.O25]" office:value-type="float" office:value="42981" calcext:value-type="float">
            <text:p>3</text:p>
          </table:table-cell>
          <table:table-cell/>
          <table:table-cell table:formula="of:=(WEEKDAY([.R22])=WEEKDAY([.R24]))*[.R22]" office:value-type="float" office:value="0" calcext:value-type="float">
            <text:p/>
          </table:table-cell>
          <table:table-cell table:formula="of:=(WEEKDAY([.R22])=WEEKDAY([.S24]))*[.R22]+([.R25]&gt;0)+[.R25]" office:value-type="float" office:value="0" calcext:value-type="float">
            <text:p/>
          </table:table-cell>
          <table:table-cell table:formula="of:=(WEEKDAY([.R22])=WEEKDAY([.T24]))*[.R22]+([.S25]&gt;0)+[.S25]" office:value-type="float" office:value="0" calcext:value-type="float">
            <text:p/>
          </table:table-cell>
          <table:table-cell table:formula="of:=(WEEKDAY([.R22])=WEEKDAY([.U24]))*[.R22]+([.T25]&gt;0)+[.T25]" office:value-type="float" office:value="0" calcext:value-type="float">
            <text:p/>
          </table:table-cell>
          <table:table-cell table:formula="of:=(WEEKDAY([.R22])=WEEKDAY([.V24]))*[.R22]+([.U25]&gt;0)+[.U25]" office:value-type="float" office:value="0" calcext:value-type="float">
            <text:p/>
          </table:table-cell>
          <table:table-cell table:formula="of:=(WEEKDAY([.R22])=WEEKDAY([.W24]))*[.R22]+([.V25]&gt;0)+[.V25]" office:value-type="float" office:value="0" calcext:value-type="float">
            <text:p/>
          </table:table-cell>
          <table:table-cell table:formula="of:=(WEEKDAY([.R22])=WEEKDAY([.X24]))*[.R22]+([.W25]&gt;0)+[.W25]" office:value-type="float" office:value="43009" calcext:value-type="float">
            <text:p>1</text:p>
          </table:table-cell>
        </table:table-row>
        <table:table-row table:style-name="ro4">
          <table:table-cell/>
          <table:table-cell table:style-name="ce2" table:formula="of:=+[.H25]+1" office:value-type="float" office:value="42954" calcext:value-type="float">
            <text:p>7</text:p>
          </table:table-cell>
          <table:table-cell table:style-name="ce2" table:formula="of:=+[.B26]+1" office:value-type="float" office:value="42955" calcext:value-type="float">
            <text:p>8</text:p>
          </table:table-cell>
          <table:table-cell table:style-name="ce2" table:formula="of:=+[.C26]+1" office:value-type="float" office:value="42956" calcext:value-type="float">
            <text:p>9</text:p>
          </table:table-cell>
          <table:table-cell table:style-name="ce2" table:formula="of:=+[.D26]+1" office:value-type="float" office:value="42957" calcext:value-type="float">
            <text:p>10</text:p>
          </table:table-cell>
          <table:table-cell table:style-name="ce2" table:formula="of:=+[.E26]+1" office:value-type="float" office:value="42958" calcext:value-type="float">
            <text:p>11</text:p>
          </table:table-cell>
          <table:table-cell table:style-name="ce2" table:formula="of:=+[.F26]+1" office:value-type="float" office:value="42959" calcext:value-type="float">
            <text:p>12</text:p>
          </table:table-cell>
          <table:table-cell table:style-name="ce2" table:formula="of:=+[.G26]+1" office:value-type="float" office:value="42960" calcext:value-type="float">
            <text:p>13</text:p>
          </table:table-cell>
          <table:table-cell/>
          <table:table-cell table:style-name="ce2" table:formula="of:=+[.P25]+1" office:value-type="float" office:value="42982" calcext:value-type="float">
            <text:p>4</text:p>
          </table:table-cell>
          <table:table-cell table:style-name="ce2" table:formula="of:=+[.J26]+1" office:value-type="float" office:value="42983" calcext:value-type="float">
            <text:p>5</text:p>
          </table:table-cell>
          <table:table-cell table:style-name="ce2" table:formula="of:=+[.K26]+1" office:value-type="float" office:value="42984" calcext:value-type="float">
            <text:p>6</text:p>
          </table:table-cell>
          <table:table-cell table:style-name="ce2" table:formula="of:=+[.L26]+1" office:value-type="float" office:value="42985" calcext:value-type="float">
            <text:p>7</text:p>
          </table:table-cell>
          <table:table-cell table:style-name="ce2" table:formula="of:=+[.M26]+1" office:value-type="float" office:value="42986" calcext:value-type="float">
            <text:p>8</text:p>
          </table:table-cell>
          <table:table-cell table:style-name="ce2" table:formula="of:=+[.N26]+1" office:value-type="float" office:value="42987" calcext:value-type="float">
            <text:p>9</text:p>
          </table:table-cell>
          <table:table-cell table:style-name="ce2" table:formula="of:=+[.O26]+1" office:value-type="float" office:value="42988" calcext:value-type="float">
            <text:p>10</text:p>
          </table:table-cell>
          <table:table-cell/>
          <table:table-cell table:style-name="ce2" table:formula="of:=+[.X25]+1" office:value-type="float" office:value="43010" calcext:value-type="float">
            <text:p>2</text:p>
          </table:table-cell>
          <table:table-cell table:style-name="ce2" table:formula="of:=+[.R26]+1" office:value-type="float" office:value="43011" calcext:value-type="float">
            <text:p>3</text:p>
          </table:table-cell>
          <table:table-cell table:style-name="ce2" table:formula="of:=+[.S26]+1" office:value-type="float" office:value="43012" calcext:value-type="float">
            <text:p>4</text:p>
          </table:table-cell>
          <table:table-cell table:style-name="ce2" table:formula="of:=+[.T26]+1" office:value-type="float" office:value="43013" calcext:value-type="float">
            <text:p>5</text:p>
          </table:table-cell>
          <table:table-cell table:style-name="ce2" table:formula="of:=+[.U26]+1" office:value-type="float" office:value="43014" calcext:value-type="float">
            <text:p>6</text:p>
          </table:table-cell>
          <table:table-cell table:style-name="ce2" table:formula="of:=+[.V26]+1" office:value-type="float" office:value="43015" calcext:value-type="float">
            <text:p>7</text:p>
          </table:table-cell>
          <table:table-cell table:style-name="ce2" table:formula="of:=+[.W26]+1" office:value-type="float" office:value="43016" calcext:value-type="float">
            <text:p>8</text:p>
          </table:table-cell>
        </table:table-row>
        <table:table-row table:style-name="ro4">
          <table:table-cell/>
          <table:table-cell table:style-name="ce2" table:formula="of:=+[.H26]+1" office:value-type="float" office:value="42961" calcext:value-type="float">
            <text:p>14</text:p>
          </table:table-cell>
          <table:table-cell table:style-name="ce2" table:formula="of:=+[.B27]+1" office:value-type="float" office:value="42962" calcext:value-type="float">
            <text:p>15</text:p>
          </table:table-cell>
          <table:table-cell table:style-name="ce2" table:formula="of:=+[.C27]+1" office:value-type="float" office:value="42963" calcext:value-type="float">
            <text:p>16</text:p>
          </table:table-cell>
          <table:table-cell table:style-name="ce2" table:formula="of:=+[.D27]+1" office:value-type="float" office:value="42964" calcext:value-type="float">
            <text:p>17</text:p>
          </table:table-cell>
          <table:table-cell table:style-name="ce2" table:formula="of:=+[.E27]+1" office:value-type="float" office:value="42965" calcext:value-type="float">
            <text:p>18</text:p>
          </table:table-cell>
          <table:table-cell table:style-name="ce2" table:formula="of:=+[.F27]+1" office:value-type="float" office:value="42966" calcext:value-type="float">
            <text:p>19</text:p>
          </table:table-cell>
          <table:table-cell table:style-name="ce2" table:formula="of:=+[.G27]+1" office:value-type="float" office:value="42967" calcext:value-type="float">
            <text:p>20</text:p>
          </table:table-cell>
          <table:table-cell/>
          <table:table-cell table:style-name="ce2" table:formula="of:=+[.P26]+1" office:value-type="float" office:value="42989" calcext:value-type="float">
            <text:p>11</text:p>
          </table:table-cell>
          <table:table-cell table:style-name="ce2" table:formula="of:=+[.J27]+1" office:value-type="float" office:value="42990" calcext:value-type="float">
            <text:p>12</text:p>
          </table:table-cell>
          <table:table-cell table:style-name="ce2" table:formula="of:=+[.K27]+1" office:value-type="float" office:value="42991" calcext:value-type="float">
            <text:p>13</text:p>
          </table:table-cell>
          <table:table-cell table:style-name="ce2" table:formula="of:=+[.L27]+1" office:value-type="float" office:value="42992" calcext:value-type="float">
            <text:p>14</text:p>
          </table:table-cell>
          <table:table-cell table:style-name="ce2" table:formula="of:=+[.M27]+1" office:value-type="float" office:value="42993" calcext:value-type="float">
            <text:p>15</text:p>
          </table:table-cell>
          <table:table-cell table:style-name="ce2" table:formula="of:=+[.N27]+1" office:value-type="float" office:value="42994" calcext:value-type="float">
            <text:p>16</text:p>
          </table:table-cell>
          <table:table-cell table:style-name="ce2" table:formula="of:=+[.O27]+1" office:value-type="float" office:value="42995" calcext:value-type="float">
            <text:p>17</text:p>
          </table:table-cell>
          <table:table-cell/>
          <table:table-cell table:style-name="ce2" table:formula="of:=+[.X26]+1" office:value-type="float" office:value="43017" calcext:value-type="float">
            <text:p>9</text:p>
          </table:table-cell>
          <table:table-cell table:style-name="ce2" table:formula="of:=+[.R27]+1" office:value-type="float" office:value="43018" calcext:value-type="float">
            <text:p>10</text:p>
          </table:table-cell>
          <table:table-cell table:style-name="ce2" table:formula="of:=+[.S27]+1" office:value-type="float" office:value="43019" calcext:value-type="float">
            <text:p>11</text:p>
          </table:table-cell>
          <table:table-cell table:style-name="ce2" table:formula="of:=+[.T27]+1" office:value-type="float" office:value="43020" calcext:value-type="float">
            <text:p>12</text:p>
          </table:table-cell>
          <table:table-cell table:style-name="ce2" table:formula="of:=+[.U27]+1" office:value-type="float" office:value="43021" calcext:value-type="float">
            <text:p>13</text:p>
          </table:table-cell>
          <table:table-cell table:style-name="ce2" table:formula="of:=+[.V27]+1" office:value-type="float" office:value="43022" calcext:value-type="float">
            <text:p>14</text:p>
          </table:table-cell>
          <table:table-cell table:style-name="ce2" table:formula="of:=+[.W27]+1" office:value-type="float" office:value="43023" calcext:value-type="float">
            <text:p>15</text:p>
          </table:table-cell>
        </table:table-row>
        <table:table-row table:style-name="ro4">
          <table:table-cell/>
          <table:table-cell table:style-name="ce2" table:formula="of:=+[.H27]+1" office:value-type="float" office:value="42968" calcext:value-type="float">
            <text:p>21</text:p>
          </table:table-cell>
          <table:table-cell table:style-name="ce2" table:formula="of:=+[.B28]+1" office:value-type="float" office:value="42969" calcext:value-type="float">
            <text:p>22</text:p>
          </table:table-cell>
          <table:table-cell table:style-name="ce2" table:formula="of:=+[.C28]+1" office:value-type="float" office:value="42970" calcext:value-type="float">
            <text:p>23</text:p>
          </table:table-cell>
          <table:table-cell table:style-name="ce2" table:formula="of:=+[.D28]+1" office:value-type="float" office:value="42971" calcext:value-type="float">
            <text:p>24</text:p>
          </table:table-cell>
          <table:table-cell table:style-name="ce2" table:formula="of:=+[.E28]+1" office:value-type="float" office:value="42972" calcext:value-type="float">
            <text:p>25</text:p>
          </table:table-cell>
          <table:table-cell table:style-name="ce2" table:formula="of:=+[.F28]+1" office:value-type="float" office:value="42973" calcext:value-type="float">
            <text:p>26</text:p>
          </table:table-cell>
          <table:table-cell table:style-name="ce2" table:formula="of:=+[.G28]+1" office:value-type="float" office:value="42974" calcext:value-type="float">
            <text:p>27</text:p>
          </table:table-cell>
          <table:table-cell/>
          <table:table-cell table:style-name="ce2" table:formula="of:=+[.P27]+1" office:value-type="float" office:value="42996" calcext:value-type="float">
            <text:p>18</text:p>
          </table:table-cell>
          <table:table-cell table:style-name="ce2" table:formula="of:=+[.J28]+1" office:value-type="float" office:value="42997" calcext:value-type="float">
            <text:p>19</text:p>
          </table:table-cell>
          <table:table-cell table:style-name="ce2" table:formula="of:=+[.K28]+1" office:value-type="float" office:value="42998" calcext:value-type="float">
            <text:p>20</text:p>
          </table:table-cell>
          <table:table-cell table:style-name="ce2" table:formula="of:=+[.L28]+1" office:value-type="float" office:value="42999" calcext:value-type="float">
            <text:p>21</text:p>
          </table:table-cell>
          <table:table-cell table:style-name="ce2" table:formula="of:=+[.M28]+1" office:value-type="float" office:value="43000" calcext:value-type="float">
            <text:p>22</text:p>
          </table:table-cell>
          <table:table-cell table:style-name="ce2" table:formula="of:=+[.N28]+1" office:value-type="float" office:value="43001" calcext:value-type="float">
            <text:p>23</text:p>
          </table:table-cell>
          <table:table-cell table:style-name="ce2" table:formula="of:=+[.O28]+1" office:value-type="float" office:value="43002" calcext:value-type="float">
            <text:p>24</text:p>
          </table:table-cell>
          <table:table-cell/>
          <table:table-cell table:style-name="ce2" table:formula="of:=+[.X27]+1" office:value-type="float" office:value="43024" calcext:value-type="float">
            <text:p>16</text:p>
          </table:table-cell>
          <table:table-cell table:style-name="ce2" table:formula="of:=+[.R28]+1" office:value-type="float" office:value="43025" calcext:value-type="float">
            <text:p>17</text:p>
          </table:table-cell>
          <table:table-cell table:style-name="ce2" table:formula="of:=+[.S28]+1" office:value-type="float" office:value="43026" calcext:value-type="float">
            <text:p>18</text:p>
          </table:table-cell>
          <table:table-cell table:style-name="ce2" table:formula="of:=+[.T28]+1" office:value-type="float" office:value="43027" calcext:value-type="float">
            <text:p>19</text:p>
          </table:table-cell>
          <table:table-cell table:style-name="ce2" table:formula="of:=+[.U28]+1" office:value-type="float" office:value="43028" calcext:value-type="float">
            <text:p>20</text:p>
          </table:table-cell>
          <table:table-cell table:style-name="ce2" table:formula="of:=+[.V28]+1" office:value-type="float" office:value="43029" calcext:value-type="float">
            <text:p>21</text:p>
          </table:table-cell>
          <table:table-cell table:style-name="ce2" table:formula="of:=+[.W28]+1" office:value-type="float" office:value="43030" calcext:value-type="float">
            <text:p>22</text:p>
          </table:table-cell>
        </table:table-row>
        <table:table-row table:style-name="ro4">
          <table:table-cell/>
          <table:table-cell table:formula="of:=(AND([.H28];MONTH([.H28]+1)=MONTH([.B22])))*([.H28]+1)" office:value-type="float" office:value="42975" calcext:value-type="float">
            <text:p>28</text:p>
          </table:table-cell>
          <table:table-cell table:formula="of:=(AND([.B29];MONTH([.B29]+1)=MONTH([.B22])))*([.B29]+1)" office:value-type="float" office:value="42976" calcext:value-type="float">
            <text:p>29</text:p>
          </table:table-cell>
          <table:table-cell table:formula="of:=(AND([.C29];MONTH([.C29]+1)=MONTH([.B22])))*([.C29]+1)" office:value-type="float" office:value="42977" calcext:value-type="float">
            <text:p>30</text:p>
          </table:table-cell>
          <table:table-cell table:formula="of:=(AND([.D29];MONTH([.D29]+1)=MONTH([.B22])))*([.D29]+1)" office:value-type="float" office:value="42978" calcext:value-type="float">
            <text:p>31</text:p>
          </table:table-cell>
          <table:table-cell table:formula="of:=(AND([.E29];MONTH([.E29]+1)=MONTH([.B22])))*([.E29]+1)" office:value-type="float" office:value="0" calcext:value-type="float">
            <text:p/>
          </table:table-cell>
          <table:table-cell table:formula="of:=(AND([.F29];MONTH([.F29]+1)=MONTH([.B22])))*([.F29]+1)" office:value-type="float" office:value="0" calcext:value-type="float">
            <text:p/>
          </table:table-cell>
          <table:table-cell table:formula="of:=(AND([.G29];MONTH([.G29]+1)=MONTH([.B22])))*([.G29]+1)" office:value-type="float" office:value="0" calcext:value-type="float">
            <text:p/>
          </table:table-cell>
          <table:table-cell/>
          <table:table-cell table:formula="of:=(AND([.P28];MONTH([.P28]+1)=MONTH([.J22])))*([.P28]+1)" office:value-type="float" office:value="43003" calcext:value-type="float">
            <text:p>25</text:p>
          </table:table-cell>
          <table:table-cell table:formula="of:=(AND([.J29];MONTH([.J29]+1)=MONTH([.J22])))*([.J29]+1)" office:value-type="float" office:value="43004" calcext:value-type="float">
            <text:p>26</text:p>
          </table:table-cell>
          <table:table-cell table:formula="of:=(AND([.K29];MONTH([.K29]+1)=MONTH([.J22])))*([.K29]+1)" office:value-type="float" office:value="43005" calcext:value-type="float">
            <text:p>27</text:p>
          </table:table-cell>
          <table:table-cell table:formula="of:=(AND([.L29];MONTH([.L29]+1)=MONTH([.J22])))*([.L29]+1)" office:value-type="float" office:value="43006" calcext:value-type="float">
            <text:p>28</text:p>
          </table:table-cell>
          <table:table-cell table:formula="of:=(AND([.M29];MONTH([.M29]+1)=MONTH([.J22])))*([.M29]+1)" office:value-type="float" office:value="43007" calcext:value-type="float">
            <text:p>29</text:p>
          </table:table-cell>
          <table:table-cell table:formula="of:=(AND([.N29];MONTH([.N29]+1)=MONTH([.J22])))*([.N29]+1)" office:value-type="float" office:value="43008" calcext:value-type="float">
            <text:p>30</text:p>
          </table:table-cell>
          <table:table-cell table:formula="of:=(AND([.O29];MONTH([.O29]+1)=MONTH([.J22])))*([.O29]+1)" office:value-type="float" office:value="0" calcext:value-type="float">
            <text:p/>
          </table:table-cell>
          <table:table-cell/>
          <table:table-cell table:formula="of:=(AND([.X28];MONTH([.X28]+1)=MONTH([.R22])))*([.X28]+1)" office:value-type="float" office:value="43031" calcext:value-type="float">
            <text:p>23</text:p>
          </table:table-cell>
          <table:table-cell table:formula="of:=(AND([.R29];MONTH([.R29]+1)=MONTH([.R22])))*([.R29]+1)" office:value-type="float" office:value="43032" calcext:value-type="float">
            <text:p>24</text:p>
          </table:table-cell>
          <table:table-cell table:formula="of:=(AND([.S29];MONTH([.S29]+1)=MONTH([.R22])))*([.S29]+1)" office:value-type="float" office:value="43033" calcext:value-type="float">
            <text:p>25</text:p>
          </table:table-cell>
          <table:table-cell table:formula="of:=(AND([.T29];MONTH([.T29]+1)=MONTH([.R22])))*([.T29]+1)" office:value-type="float" office:value="43034" calcext:value-type="float">
            <text:p>26</text:p>
          </table:table-cell>
          <table:table-cell table:formula="of:=(AND([.U29];MONTH([.U29]+1)=MONTH([.R22])))*([.U29]+1)" office:value-type="float" office:value="43035" calcext:value-type="float">
            <text:p>27</text:p>
          </table:table-cell>
          <table:table-cell table:formula="of:=(AND([.V29];MONTH([.V29]+1)=MONTH([.R22])))*([.V29]+1)" office:value-type="float" office:value="43036" calcext:value-type="float">
            <text:p>28</text:p>
          </table:table-cell>
          <table:table-cell table:formula="of:=(AND([.W29];MONTH([.W29]+1)=MONTH([.R22])))*([.W29]+1)" office:value-type="float" office:value="43037" calcext:value-type="float">
            <text:p>29</text:p>
          </table:table-cell>
        </table:table-row>
        <table:table-row table:style-name="ro4">
          <table:table-cell/>
          <table:table-cell table:formula="of:=(AND([.H29];MONTH([.H29]+1)=MONTH([.B22])))*([.H29]+1)" office:value-type="float" office:value="0" calcext:value-type="float">
            <text:p/>
          </table:table-cell>
          <table:table-cell table:formula="of:=(AND([.B30];MONTH([.B30]+1)=MONTH([.B22])))*([.B30]+1)" office:value-type="float" office:value="0" calcext:value-type="float">
            <text:p/>
          </table:table-cell>
          <table:table-cell table:formula="of:=(AND([.C30];MONTH([.C30]+1)=MONTH([.B22])))*([.C30]+1)" office:value-type="float" office:value="0" calcext:value-type="float">
            <text:p/>
          </table:table-cell>
          <table:table-cell table:formula="of:=(AND([.D30];MONTH([.D30]+1)=MONTH([.B22])))*([.D30]+1)" office:value-type="float" office:value="0" calcext:value-type="float">
            <text:p/>
          </table:table-cell>
          <table:table-cell table:formula="of:=(AND([.E30];MONTH([.E30]+1)=MONTH([.B22])))*([.E30]+1)" office:value-type="float" office:value="0" calcext:value-type="float">
            <text:p/>
          </table:table-cell>
          <table:table-cell table:formula="of:=(AND([.F30];MONTH([.F30]+1)=MONTH([.B22])))*([.F30]+1)" office:value-type="float" office:value="0" calcext:value-type="float">
            <text:p/>
          </table:table-cell>
          <table:table-cell table:formula="of:=(AND([.G30];MONTH([.G30]+1)=MONTH([.B22])))*([.G30]+1)" office:value-type="float" office:value="0" calcext:value-type="float">
            <text:p/>
          </table:table-cell>
          <table:table-cell/>
          <table:table-cell table:formula="of:=(AND([.P29];MONTH([.P29]+1)=MONTH([.J22])))*([.P29]+1)" office:value-type="float" office:value="0" calcext:value-type="float">
            <text:p/>
          </table:table-cell>
          <table:table-cell table:formula="of:=(AND([.J30];MONTH([.J30]+1)=MONTH([.J22])))*([.J30]+1)" office:value-type="float" office:value="0" calcext:value-type="float">
            <text:p/>
          </table:table-cell>
          <table:table-cell table:formula="of:=(AND([.K30];MONTH([.K30]+1)=MONTH([.J22])))*([.K30]+1)" office:value-type="float" office:value="0" calcext:value-type="float">
            <text:p/>
          </table:table-cell>
          <table:table-cell table:formula="of:=(AND([.L30];MONTH([.L30]+1)=MONTH([.J22])))*([.L30]+1)" office:value-type="float" office:value="0" calcext:value-type="float">
            <text:p/>
          </table:table-cell>
          <table:table-cell table:formula="of:=(AND([.M30];MONTH([.M30]+1)=MONTH([.J22])))*([.M30]+1)" office:value-type="float" office:value="0" calcext:value-type="float">
            <text:p/>
          </table:table-cell>
          <table:table-cell table:formula="of:=(AND([.N30];MONTH([.N30]+1)=MONTH([.J22])))*([.N30]+1)" office:value-type="float" office:value="0" calcext:value-type="float">
            <text:p/>
          </table:table-cell>
          <table:table-cell table:formula="of:=(AND([.O30];MONTH([.O30]+1)=MONTH([.J22])))*([.O30]+1)" office:value-type="float" office:value="0" calcext:value-type="float">
            <text:p/>
          </table:table-cell>
          <table:table-cell/>
          <table:table-cell table:formula="of:=(AND([.X29];MONTH([.X29]+1)=MONTH([.R22])))*([.X29]+1)" office:value-type="float" office:value="43038" calcext:value-type="float">
            <text:p>30</text:p>
          </table:table-cell>
          <table:table-cell table:formula="of:=(AND([.R30];MONTH([.R30]+1)=MONTH([.R22])))*([.R30]+1)" office:value-type="float" office:value="43039" calcext:value-type="float">
            <text:p>31</text:p>
          </table:table-cell>
          <table:table-cell table:formula="of:=(AND([.S30];MONTH([.S30]+1)=MONTH([.R22])))*([.S30]+1)" office:value-type="float" office:value="0" calcext:value-type="float">
            <text:p/>
          </table:table-cell>
          <table:table-cell table:formula="of:=(AND([.T30];MONTH([.T30]+1)=MONTH([.R22])))*([.T30]+1)" office:value-type="float" office:value="0" calcext:value-type="float">
            <text:p/>
          </table:table-cell>
          <table:table-cell table:formula="of:=(AND([.U30];MONTH([.U30]+1)=MONTH([.R22])))*([.U30]+1)" office:value-type="float" office:value="0" calcext:value-type="float">
            <text:p/>
          </table:table-cell>
          <table:table-cell table:formula="of:=(AND([.V30];MONTH([.V30]+1)=MONTH([.R22])))*([.V30]+1)" office:value-type="float" office:value="0" calcext:value-type="float">
            <text:p/>
          </table:table-cell>
          <table:table-cell table:formula="of:=(AND([.W30];MONTH([.W30]+1)=MONTH([.R22])))*([.W30]+1)" office:value-type="float" office:value="0" calcext:value-type="float">
            <text:p/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Heading" table:formula="of:=DATE(YEAR([.B2]);MONTH([.B2])+ 9;1)" office:value-type="date" office:date-value="2017-11-01" calcext:value-type="date" table:number-columns-spanned="7" table:number-rows-spanned="1">
            <text:p>noviembre 2017</text:p>
          </table:table-cell>
          <table:covered-table-cell table:number-columns-repeated="6" table:style-name="Heading"/>
          <table:table-cell/>
          <table:table-cell table:style-name="Heading" table:formula="of:=DATE(YEAR([.B2]);MONTH([.B2])+ 10;1)" office:value-type="date" office:date-value="2017-12-01" calcext:value-type="date" table:number-columns-spanned="7" table:number-rows-spanned="1">
            <text:p>diciembre 2017</text:p>
          </table:table-cell>
          <table:covered-table-cell table:number-columns-repeated="6" table:style-name="Heading"/>
          <table:table-cell/>
          <table:table-cell table:style-name="Heading" table:formula="of:=DATE(YEAR([.B2]);MONTH([.B2])+ 11;1)" office:value-type="date" office:date-value="2018-01-01" calcext:value-type="date" table:number-columns-spanned="7" table:number-rows-spanned="1">
            <text:p>enero 2018</text:p>
          </table:table-cell>
          <table:covered-table-cell table:number-columns-repeated="6" table:style-name="Heading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3">
          <table:table-cell/>
          <table:table-cell table:style-name="Weekday" table:number-matrix-columns-spanned="7" table:number-matrix-rows-spanned="1" table:formula="of:=[.B4:.H4]" office:value-type="date" office:date-value="1900-01-01" calcext:value-type="date">
            <text:p>lun</text:p>
          </table:table-cell>
          <table:table-cell table:style-name="Weekday" office:value-type="date" office:date-value="1900-01-02" calcext:value-type="date">
            <text:p>mar</text:p>
          </table:table-cell>
          <table:table-cell table:style-name="Weekday" office:value-type="date" office:date-value="1900-01-03" calcext:value-type="date">
            <text:p>mié</text:p>
          </table:table-cell>
          <table:table-cell table:style-name="Weekday" office:value-type="date" office:date-value="1900-01-04" calcext:value-type="date">
            <text:p>jue</text:p>
          </table:table-cell>
          <table:table-cell table:style-name="Weekday" office:value-type="date" office:date-value="1900-01-05" calcext:value-type="date">
            <text:p>vie</text:p>
          </table:table-cell>
          <table:table-cell table:style-name="Weekday" office:value-type="date" office:date-value="1900-01-06" calcext:value-type="date">
            <text:p>sáb</text:p>
          </table:table-cell>
          <table:table-cell table:style-name="Weekday" office:value-type="date" office:date-value="1900-01-07" calcext:value-type="date">
            <text:p>dom</text:p>
          </table:table-cell>
          <table:table-cell/>
          <table:table-cell table:style-name="Weekday" table:number-matrix-columns-spanned="7" table:number-matrix-rows-spanned="1" table:formula="of:=[.B4:.H4]" office:value-type="date" office:date-value="1900-01-01" calcext:value-type="date">
            <text:p>lun</text:p>
          </table:table-cell>
          <table:table-cell table:style-name="Weekday" office:value-type="date" office:date-value="1900-01-02" calcext:value-type="date">
            <text:p>mar</text:p>
          </table:table-cell>
          <table:table-cell table:style-name="Weekday" office:value-type="date" office:date-value="1900-01-03" calcext:value-type="date">
            <text:p>mié</text:p>
          </table:table-cell>
          <table:table-cell table:style-name="Weekday" office:value-type="date" office:date-value="1900-01-04" calcext:value-type="date">
            <text:p>jue</text:p>
          </table:table-cell>
          <table:table-cell table:style-name="Weekday" office:value-type="date" office:date-value="1900-01-05" calcext:value-type="date">
            <text:p>vie</text:p>
          </table:table-cell>
          <table:table-cell table:style-name="Weekday" office:value-type="date" office:date-value="1900-01-06" calcext:value-type="date">
            <text:p>sáb</text:p>
          </table:table-cell>
          <table:table-cell table:style-name="Weekday" office:value-type="date" office:date-value="1900-01-07" calcext:value-type="date">
            <text:p>dom</text:p>
          </table:table-cell>
          <table:table-cell/>
          <table:table-cell table:style-name="Weekday" table:number-matrix-columns-spanned="7" table:number-matrix-rows-spanned="1" table:formula="of:=[.B4:.H4]" office:value-type="date" office:date-value="1900-01-01" calcext:value-type="date">
            <text:p>lun</text:p>
          </table:table-cell>
          <table:table-cell table:style-name="Weekday" office:value-type="date" office:date-value="1900-01-02" calcext:value-type="date">
            <text:p>mar</text:p>
          </table:table-cell>
          <table:table-cell table:style-name="Weekday" office:value-type="date" office:date-value="1900-01-03" calcext:value-type="date">
            <text:p>mié</text:p>
          </table:table-cell>
          <table:table-cell table:style-name="Weekday" office:value-type="date" office:date-value="1900-01-04" calcext:value-type="date">
            <text:p>jue</text:p>
          </table:table-cell>
          <table:table-cell table:style-name="Weekday" office:value-type="date" office:date-value="1900-01-05" calcext:value-type="date">
            <text:p>vie</text:p>
          </table:table-cell>
          <table:table-cell table:style-name="Weekday" office:value-type="date" office:date-value="1900-01-06" calcext:value-type="date">
            <text:p>sáb</text:p>
          </table:table-cell>
          <table:table-cell table:style-name="Weekday" office:value-type="date" office:date-value="1900-01-07" calcext:value-type="date">
            <text:p>dom</text:p>
          </table:table-cell>
        </table:table-row>
        <table:table-row table:style-name="ro4">
          <table:table-cell/>
          <table:table-cell table:formula="of:=(WEEKDAY([.B32])=WEEKDAY([.B34]))*[.B32]" office:value-type="float" office:value="0" calcext:value-type="float">
            <text:p/>
          </table:table-cell>
          <table:table-cell table:formula="of:=(WEEKDAY([.B32])=WEEKDAY([.C34]))*[.B32]+([.B35]&gt;0)+[.B35]" office:value-type="float" office:value="0" calcext:value-type="float">
            <text:p/>
          </table:table-cell>
          <table:table-cell table:formula="of:=(WEEKDAY([.B32])=WEEKDAY([.D34]))*[.B32]+([.C35]&gt;0)+[.C35]" office:value-type="float" office:value="43040" calcext:value-type="float">
            <text:p>1</text:p>
          </table:table-cell>
          <table:table-cell table:formula="of:=(WEEKDAY([.B32])=WEEKDAY([.E34]))*[.B32]+([.D35]&gt;0)+[.D35]" office:value-type="float" office:value="43041" calcext:value-type="float">
            <text:p>2</text:p>
          </table:table-cell>
          <table:table-cell table:formula="of:=(WEEKDAY([.B32])=WEEKDAY([.F34]))*[.B32]+([.E35]&gt;0)+[.E35]" office:value-type="float" office:value="43042" calcext:value-type="float">
            <text:p>3</text:p>
          </table:table-cell>
          <table:table-cell table:formula="of:=(WEEKDAY([.B32])=WEEKDAY([.G34]))*[.B32]+([.F35]&gt;0)+[.F35]" office:value-type="float" office:value="43043" calcext:value-type="float">
            <text:p>4</text:p>
          </table:table-cell>
          <table:table-cell table:formula="of:=(WEEKDAY([.B32])=WEEKDAY([.H34]))*[.B32]+([.G35]&gt;0)+[.G35]" office:value-type="float" office:value="43044" calcext:value-type="float">
            <text:p>5</text:p>
          </table:table-cell>
          <table:table-cell/>
          <table:table-cell table:formula="of:=(WEEKDAY([.J32])=WEEKDAY([.J34]))*[.J32]" office:value-type="float" office:value="0" calcext:value-type="float">
            <text:p/>
          </table:table-cell>
          <table:table-cell table:formula="of:=(WEEKDAY([.J32])=WEEKDAY([.K34]))*[.J32]+([.J35]&gt;0)+[.J35]" office:value-type="float" office:value="0" calcext:value-type="float">
            <text:p/>
          </table:table-cell>
          <table:table-cell table:formula="of:=(WEEKDAY([.J32])=WEEKDAY([.L34]))*[.J32]+([.K35]&gt;0)+[.K35]" office:value-type="float" office:value="0" calcext:value-type="float">
            <text:p/>
          </table:table-cell>
          <table:table-cell table:formula="of:=(WEEKDAY([.J32])=WEEKDAY([.M34]))*[.J32]+([.L35]&gt;0)+[.L35]" office:value-type="float" office:value="0" calcext:value-type="float">
            <text:p/>
          </table:table-cell>
          <table:table-cell table:formula="of:=(WEEKDAY([.J32])=WEEKDAY([.N34]))*[.J32]+([.M35]&gt;0)+[.M35]" office:value-type="float" office:value="43070" calcext:value-type="float">
            <text:p>1</text:p>
          </table:table-cell>
          <table:table-cell table:formula="of:=(WEEKDAY([.J32])=WEEKDAY([.O34]))*[.J32]+([.N35]&gt;0)+[.N35]" office:value-type="float" office:value="43071" calcext:value-type="float">
            <text:p>2</text:p>
          </table:table-cell>
          <table:table-cell table:formula="of:=(WEEKDAY([.J32])=WEEKDAY([.P34]))*[.J32]+([.O35]&gt;0)+[.O35]" office:value-type="float" office:value="43072" calcext:value-type="float">
            <text:p>3</text:p>
          </table:table-cell>
          <table:table-cell/>
          <table:table-cell table:formula="of:=(WEEKDAY([.R32])=WEEKDAY([.R34]))*[.R32]" office:value-type="float" office:value="43101" calcext:value-type="float">
            <text:p>1</text:p>
          </table:table-cell>
          <table:table-cell table:formula="of:=(WEEKDAY([.R32])=WEEKDAY([.S34]))*[.R32]+([.R35]&gt;0)+[.R35]" office:value-type="float" office:value="43102" calcext:value-type="float">
            <text:p>2</text:p>
          </table:table-cell>
          <table:table-cell table:formula="of:=(WEEKDAY([.R32])=WEEKDAY([.T34]))*[.R32]+([.S35]&gt;0)+[.S35]" office:value-type="float" office:value="43103" calcext:value-type="float">
            <text:p>3</text:p>
          </table:table-cell>
          <table:table-cell table:formula="of:=(WEEKDAY([.R32])=WEEKDAY([.U34]))*[.R32]+([.T35]&gt;0)+[.T35]" office:value-type="float" office:value="43104" calcext:value-type="float">
            <text:p>4</text:p>
          </table:table-cell>
          <table:table-cell table:formula="of:=(WEEKDAY([.R32])=WEEKDAY([.V34]))*[.R32]+([.U35]&gt;0)+[.U35]" office:value-type="float" office:value="43105" calcext:value-type="float">
            <text:p>5</text:p>
          </table:table-cell>
          <table:table-cell table:formula="of:=(WEEKDAY([.R32])=WEEKDAY([.W34]))*[.R32]+([.V35]&gt;0)+[.V35]" office:value-type="float" office:value="43106" calcext:value-type="float">
            <text:p>6</text:p>
          </table:table-cell>
          <table:table-cell table:formula="of:=(WEEKDAY([.R32])=WEEKDAY([.X34]))*[.R32]+([.W35]&gt;0)+[.W35]" office:value-type="float" office:value="43107" calcext:value-type="float">
            <text:p>7</text:p>
          </table:table-cell>
        </table:table-row>
        <table:table-row table:style-name="ro4">
          <table:table-cell/>
          <table:table-cell table:style-name="ce2" table:formula="of:=+[.H35]+1" office:value-type="float" office:value="43045" calcext:value-type="float">
            <text:p>6</text:p>
          </table:table-cell>
          <table:table-cell table:style-name="ce2" table:formula="of:=+[.B36]+1" office:value-type="float" office:value="43046" calcext:value-type="float">
            <text:p>7</text:p>
          </table:table-cell>
          <table:table-cell table:style-name="ce2" table:formula="of:=+[.C36]+1" office:value-type="float" office:value="43047" calcext:value-type="float">
            <text:p>8</text:p>
          </table:table-cell>
          <table:table-cell table:style-name="ce2" table:formula="of:=+[.D36]+1" office:value-type="float" office:value="43048" calcext:value-type="float">
            <text:p>9</text:p>
          </table:table-cell>
          <table:table-cell table:style-name="ce2" table:formula="of:=+[.E36]+1" office:value-type="float" office:value="43049" calcext:value-type="float">
            <text:p>10</text:p>
          </table:table-cell>
          <table:table-cell table:style-name="ce2" table:formula="of:=+[.F36]+1" office:value-type="float" office:value="43050" calcext:value-type="float">
            <text:p>11</text:p>
          </table:table-cell>
          <table:table-cell table:style-name="ce2" table:formula="of:=+[.G36]+1" office:value-type="float" office:value="43051" calcext:value-type="float">
            <text:p>12</text:p>
          </table:table-cell>
          <table:table-cell/>
          <table:table-cell table:style-name="ce2" table:formula="of:=+[.P35]+1" office:value-type="float" office:value="43073" calcext:value-type="float">
            <text:p>4</text:p>
          </table:table-cell>
          <table:table-cell table:style-name="ce2" table:formula="of:=+[.J36]+1" office:value-type="float" office:value="43074" calcext:value-type="float">
            <text:p>5</text:p>
          </table:table-cell>
          <table:table-cell table:style-name="ce2" table:formula="of:=+[.K36]+1" office:value-type="float" office:value="43075" calcext:value-type="float">
            <text:p>6</text:p>
          </table:table-cell>
          <table:table-cell table:style-name="ce2" table:formula="of:=+[.L36]+1" office:value-type="float" office:value="43076" calcext:value-type="float">
            <text:p>7</text:p>
          </table:table-cell>
          <table:table-cell table:style-name="ce2" table:formula="of:=+[.M36]+1" office:value-type="float" office:value="43077" calcext:value-type="float">
            <text:p>8</text:p>
          </table:table-cell>
          <table:table-cell table:style-name="ce2" table:formula="of:=+[.N36]+1" office:value-type="float" office:value="43078" calcext:value-type="float">
            <text:p>9</text:p>
          </table:table-cell>
          <table:table-cell table:style-name="ce2" table:formula="of:=+[.O36]+1" office:value-type="float" office:value="43079" calcext:value-type="float">
            <text:p>10</text:p>
          </table:table-cell>
          <table:table-cell/>
          <table:table-cell table:style-name="ce2" table:formula="of:=+[.X35]+1" office:value-type="float" office:value="43108" calcext:value-type="float">
            <text:p>8</text:p>
          </table:table-cell>
          <table:table-cell table:style-name="ce2" table:formula="of:=+[.R36]+1" office:value-type="float" office:value="43109" calcext:value-type="float">
            <text:p>9</text:p>
          </table:table-cell>
          <table:table-cell table:style-name="ce2" table:formula="of:=+[.S36]+1" office:value-type="float" office:value="43110" calcext:value-type="float">
            <text:p>10</text:p>
          </table:table-cell>
          <table:table-cell table:style-name="ce2" table:formula="of:=+[.T36]+1" office:value-type="float" office:value="43111" calcext:value-type="float">
            <text:p>11</text:p>
          </table:table-cell>
          <table:table-cell table:style-name="ce2" table:formula="of:=+[.U36]+1" office:value-type="float" office:value="43112" calcext:value-type="float">
            <text:p>12</text:p>
          </table:table-cell>
          <table:table-cell table:style-name="ce2" table:formula="of:=+[.V36]+1" office:value-type="float" office:value="43113" calcext:value-type="float">
            <text:p>13</text:p>
          </table:table-cell>
          <table:table-cell table:style-name="ce2" table:formula="of:=+[.W36]+1" office:value-type="float" office:value="43114" calcext:value-type="float">
            <text:p>14</text:p>
          </table:table-cell>
        </table:table-row>
        <table:table-row table:style-name="ro4">
          <table:table-cell/>
          <table:table-cell table:style-name="ce2" table:formula="of:=+[.H36]+1" office:value-type="float" office:value="43052" calcext:value-type="float">
            <text:p>13</text:p>
          </table:table-cell>
          <table:table-cell table:style-name="ce2" table:formula="of:=+[.B37]+1" office:value-type="float" office:value="43053" calcext:value-type="float">
            <text:p>14</text:p>
          </table:table-cell>
          <table:table-cell table:style-name="ce2" table:formula="of:=+[.C37]+1" office:value-type="float" office:value="43054" calcext:value-type="float">
            <text:p>15</text:p>
          </table:table-cell>
          <table:table-cell table:style-name="ce2" table:formula="of:=+[.D37]+1" office:value-type="float" office:value="43055" calcext:value-type="float">
            <text:p>16</text:p>
          </table:table-cell>
          <table:table-cell table:style-name="ce2" table:formula="of:=+[.E37]+1" office:value-type="float" office:value="43056" calcext:value-type="float">
            <text:p>17</text:p>
          </table:table-cell>
          <table:table-cell table:style-name="ce2" table:formula="of:=+[.F37]+1" office:value-type="float" office:value="43057" calcext:value-type="float">
            <text:p>18</text:p>
          </table:table-cell>
          <table:table-cell table:style-name="ce2" table:formula="of:=+[.G37]+1" office:value-type="float" office:value="43058" calcext:value-type="float">
            <text:p>19</text:p>
          </table:table-cell>
          <table:table-cell/>
          <table:table-cell table:style-name="ce2" table:formula="of:=+[.P36]+1" office:value-type="float" office:value="43080" calcext:value-type="float">
            <text:p>11</text:p>
          </table:table-cell>
          <table:table-cell table:style-name="ce2" table:formula="of:=+[.J37]+1" office:value-type="float" office:value="43081" calcext:value-type="float">
            <text:p>12</text:p>
          </table:table-cell>
          <table:table-cell table:style-name="ce2" table:formula="of:=+[.K37]+1" office:value-type="float" office:value="43082" calcext:value-type="float">
            <text:p>13</text:p>
          </table:table-cell>
          <table:table-cell table:style-name="ce2" table:formula="of:=+[.L37]+1" office:value-type="float" office:value="43083" calcext:value-type="float">
            <text:p>14</text:p>
          </table:table-cell>
          <table:table-cell table:style-name="ce2" table:formula="of:=+[.M37]+1" office:value-type="float" office:value="43084" calcext:value-type="float">
            <text:p>15</text:p>
          </table:table-cell>
          <table:table-cell table:style-name="ce2" table:formula="of:=+[.N37]+1" office:value-type="float" office:value="43085" calcext:value-type="float">
            <text:p>16</text:p>
          </table:table-cell>
          <table:table-cell table:style-name="ce2" table:formula="of:=+[.O37]+1" office:value-type="float" office:value="43086" calcext:value-type="float">
            <text:p>17</text:p>
          </table:table-cell>
          <table:table-cell/>
          <table:table-cell table:style-name="ce2" table:formula="of:=+[.X36]+1" office:value-type="float" office:value="43115" calcext:value-type="float">
            <text:p>15</text:p>
          </table:table-cell>
          <table:table-cell table:style-name="ce2" table:formula="of:=+[.R37]+1" office:value-type="float" office:value="43116" calcext:value-type="float">
            <text:p>16</text:p>
          </table:table-cell>
          <table:table-cell table:style-name="ce2" table:formula="of:=+[.S37]+1" office:value-type="float" office:value="43117" calcext:value-type="float">
            <text:p>17</text:p>
          </table:table-cell>
          <table:table-cell table:style-name="ce2" table:formula="of:=+[.T37]+1" office:value-type="float" office:value="43118" calcext:value-type="float">
            <text:p>18</text:p>
          </table:table-cell>
          <table:table-cell table:style-name="ce2" table:formula="of:=+[.U37]+1" office:value-type="float" office:value="43119" calcext:value-type="float">
            <text:p>19</text:p>
          </table:table-cell>
          <table:table-cell table:style-name="ce2" table:formula="of:=+[.V37]+1" office:value-type="float" office:value="43120" calcext:value-type="float">
            <text:p>20</text:p>
          </table:table-cell>
          <table:table-cell table:style-name="ce2" table:formula="of:=+[.W37]+1" office:value-type="float" office:value="43121" calcext:value-type="float">
            <text:p>21</text:p>
          </table:table-cell>
        </table:table-row>
        <table:table-row table:style-name="ro4">
          <table:table-cell/>
          <table:table-cell table:style-name="ce2" table:formula="of:=+[.H37]+1" office:value-type="float" office:value="43059" calcext:value-type="float">
            <text:p>20</text:p>
          </table:table-cell>
          <table:table-cell table:style-name="ce2" table:formula="of:=+[.B38]+1" office:value-type="float" office:value="43060" calcext:value-type="float">
            <text:p>21</text:p>
          </table:table-cell>
          <table:table-cell table:style-name="ce2" table:formula="of:=+[.C38]+1" office:value-type="float" office:value="43061" calcext:value-type="float">
            <text:p>22</text:p>
          </table:table-cell>
          <table:table-cell table:style-name="ce2" table:formula="of:=+[.D38]+1" office:value-type="float" office:value="43062" calcext:value-type="float">
            <text:p>23</text:p>
          </table:table-cell>
          <table:table-cell table:style-name="ce2" table:formula="of:=+[.E38]+1" office:value-type="float" office:value="43063" calcext:value-type="float">
            <text:p>24</text:p>
          </table:table-cell>
          <table:table-cell table:style-name="ce2" table:formula="of:=+[.F38]+1" office:value-type="float" office:value="43064" calcext:value-type="float">
            <text:p>25</text:p>
          </table:table-cell>
          <table:table-cell table:style-name="ce2" table:formula="of:=+[.G38]+1" office:value-type="float" office:value="43065" calcext:value-type="float">
            <text:p>26</text:p>
          </table:table-cell>
          <table:table-cell/>
          <table:table-cell table:style-name="ce2" table:formula="of:=+[.P37]+1" office:value-type="float" office:value="43087" calcext:value-type="float">
            <text:p>18</text:p>
          </table:table-cell>
          <table:table-cell table:style-name="ce2" table:formula="of:=+[.J38]+1" office:value-type="float" office:value="43088" calcext:value-type="float">
            <text:p>19</text:p>
          </table:table-cell>
          <table:table-cell table:style-name="ce2" table:formula="of:=+[.K38]+1" office:value-type="float" office:value="43089" calcext:value-type="float">
            <text:p>20</text:p>
          </table:table-cell>
          <table:table-cell table:style-name="ce2" table:formula="of:=+[.L38]+1" office:value-type="float" office:value="43090" calcext:value-type="float">
            <text:p>21</text:p>
          </table:table-cell>
          <table:table-cell table:style-name="ce2" table:formula="of:=+[.M38]+1" office:value-type="float" office:value="43091" calcext:value-type="float">
            <text:p>22</text:p>
          </table:table-cell>
          <table:table-cell table:style-name="ce2" table:formula="of:=+[.N38]+1" office:value-type="float" office:value="43092" calcext:value-type="float">
            <text:p>23</text:p>
          </table:table-cell>
          <table:table-cell table:style-name="ce2" table:formula="of:=+[.O38]+1" office:value-type="float" office:value="43093" calcext:value-type="float">
            <text:p>24</text:p>
          </table:table-cell>
          <table:table-cell/>
          <table:table-cell table:style-name="ce2" table:formula="of:=+[.X37]+1" office:value-type="float" office:value="43122" calcext:value-type="float">
            <text:p>22</text:p>
          </table:table-cell>
          <table:table-cell table:style-name="ce2" table:formula="of:=+[.R38]+1" office:value-type="float" office:value="43123" calcext:value-type="float">
            <text:p>23</text:p>
          </table:table-cell>
          <table:table-cell table:style-name="ce2" table:formula="of:=+[.S38]+1" office:value-type="float" office:value="43124" calcext:value-type="float">
            <text:p>24</text:p>
          </table:table-cell>
          <table:table-cell table:style-name="ce2" table:formula="of:=+[.T38]+1" office:value-type="float" office:value="43125" calcext:value-type="float">
            <text:p>25</text:p>
          </table:table-cell>
          <table:table-cell table:style-name="ce2" table:formula="of:=+[.U38]+1" office:value-type="float" office:value="43126" calcext:value-type="float">
            <text:p>26</text:p>
          </table:table-cell>
          <table:table-cell table:style-name="ce2" table:formula="of:=+[.V38]+1" office:value-type="float" office:value="43127" calcext:value-type="float">
            <text:p>27</text:p>
          </table:table-cell>
          <table:table-cell table:style-name="ce2" table:formula="of:=+[.W38]+1" office:value-type="float" office:value="43128" calcext:value-type="float">
            <text:p>28</text:p>
          </table:table-cell>
        </table:table-row>
        <table:table-row table:style-name="ro4">
          <table:table-cell/>
          <table:table-cell table:formula="of:=(AND([.H38];MONTH([.H38]+1)=MONTH([.B32])))*([.H38]+1)" office:value-type="float" office:value="43066" calcext:value-type="float">
            <text:p>27</text:p>
          </table:table-cell>
          <table:table-cell table:formula="of:=(AND([.B39];MONTH([.B39]+1)=MONTH([.B32])))*([.B39]+1)" office:value-type="float" office:value="43067" calcext:value-type="float">
            <text:p>28</text:p>
          </table:table-cell>
          <table:table-cell table:formula="of:=(AND([.C39];MONTH([.C39]+1)=MONTH([.B32])))*([.C39]+1)" office:value-type="float" office:value="43068" calcext:value-type="float">
            <text:p>29</text:p>
          </table:table-cell>
          <table:table-cell table:formula="of:=(AND([.D39];MONTH([.D39]+1)=MONTH([.B32])))*([.D39]+1)" office:value-type="float" office:value="43069" calcext:value-type="float">
            <text:p>30</text:p>
          </table:table-cell>
          <table:table-cell table:formula="of:=(AND([.E39];MONTH([.E39]+1)=MONTH([.B32])))*([.E39]+1)" office:value-type="float" office:value="0" calcext:value-type="float">
            <text:p/>
          </table:table-cell>
          <table:table-cell table:formula="of:=(AND([.F39];MONTH([.F39]+1)=MONTH([.B32])))*([.F39]+1)" office:value-type="float" office:value="0" calcext:value-type="float">
            <text:p/>
          </table:table-cell>
          <table:table-cell table:formula="of:=(AND([.G39];MONTH([.G39]+1)=MONTH([.B32])))*([.G39]+1)" office:value-type="float" office:value="0" calcext:value-type="float">
            <text:p/>
          </table:table-cell>
          <table:table-cell/>
          <table:table-cell table:formula="of:=(AND([.P38];MONTH([.P38]+1)=MONTH([.J32])))*([.P38]+1)" office:value-type="float" office:value="43094" calcext:value-type="float">
            <text:p>25</text:p>
          </table:table-cell>
          <table:table-cell table:formula="of:=(AND([.J39];MONTH([.J39]+1)=MONTH([.J32])))*([.J39]+1)" office:value-type="float" office:value="43095" calcext:value-type="float">
            <text:p>26</text:p>
          </table:table-cell>
          <table:table-cell table:formula="of:=(AND([.K39];MONTH([.K39]+1)=MONTH([.J32])))*([.K39]+1)" office:value-type="float" office:value="43096" calcext:value-type="float">
            <text:p>27</text:p>
          </table:table-cell>
          <table:table-cell table:formula="of:=(AND([.L39];MONTH([.L39]+1)=MONTH([.J32])))*([.L39]+1)" office:value-type="float" office:value="43097" calcext:value-type="float">
            <text:p>28</text:p>
          </table:table-cell>
          <table:table-cell table:formula="of:=(AND([.M39];MONTH([.M39]+1)=MONTH([.J32])))*([.M39]+1)" office:value-type="float" office:value="43098" calcext:value-type="float">
            <text:p>29</text:p>
          </table:table-cell>
          <table:table-cell table:formula="of:=(AND([.N39];MONTH([.N39]+1)=MONTH([.J32])))*([.N39]+1)" office:value-type="float" office:value="43099" calcext:value-type="float">
            <text:p>30</text:p>
          </table:table-cell>
          <table:table-cell table:formula="of:=(AND([.O39];MONTH([.O39]+1)=MONTH([.J32])))*([.O39]+1)" office:value-type="float" office:value="43100" calcext:value-type="float">
            <text:p>31</text:p>
          </table:table-cell>
          <table:table-cell/>
          <table:table-cell table:formula="of:=(AND([.X38];MONTH([.X38]+1)=MONTH([.R32])))*([.X38]+1)" office:value-type="float" office:value="43129" calcext:value-type="float">
            <text:p>29</text:p>
          </table:table-cell>
          <table:table-cell table:formula="of:=(AND([.R39];MONTH([.R39]+1)=MONTH([.R32])))*([.R39]+1)" office:value-type="float" office:value="43130" calcext:value-type="float">
            <text:p>30</text:p>
          </table:table-cell>
          <table:table-cell table:formula="of:=(AND([.S39];MONTH([.S39]+1)=MONTH([.R32])))*([.S39]+1)" office:value-type="float" office:value="43131" calcext:value-type="float">
            <text:p>31</text:p>
          </table:table-cell>
          <table:table-cell table:formula="of:=(AND([.T39];MONTH([.T39]+1)=MONTH([.R32])))*([.T39]+1)" office:value-type="float" office:value="0" calcext:value-type="float">
            <text:p/>
          </table:table-cell>
          <table:table-cell table:formula="of:=(AND([.U39];MONTH([.U39]+1)=MONTH([.R32])))*([.U39]+1)" office:value-type="float" office:value="0" calcext:value-type="float">
            <text:p/>
          </table:table-cell>
          <table:table-cell table:formula="of:=(AND([.V39];MONTH([.V39]+1)=MONTH([.R32])))*([.V39]+1)" office:value-type="float" office:value="0" calcext:value-type="float">
            <text:p/>
          </table:table-cell>
          <table:table-cell table:formula="of:=(AND([.W39];MONTH([.W39]+1)=MONTH([.R32])))*([.W39]+1)" office:value-type="float" office:value="0" calcext:value-type="float">
            <text:p/>
          </table:table-cell>
        </table:table-row>
        <table:table-row table:style-name="ro4">
          <table:table-cell/>
          <table:table-cell table:formula="of:=(AND([.H39];MONTH([.H39]+1)=MONTH([.B32])))*([.H39]+1)" office:value-type="float" office:value="0" calcext:value-type="float">
            <text:p/>
          </table:table-cell>
          <table:table-cell table:formula="of:=(AND([.B40];MONTH([.B40]+1)=MONTH([.B32])))*([.B40]+1)" office:value-type="float" office:value="0" calcext:value-type="float">
            <text:p/>
          </table:table-cell>
          <table:table-cell table:formula="of:=(AND([.C40];MONTH([.C40]+1)=MONTH([.B32])))*([.C40]+1)" office:value-type="float" office:value="0" calcext:value-type="float">
            <text:p/>
          </table:table-cell>
          <table:table-cell table:formula="of:=(AND([.D40];MONTH([.D40]+1)=MONTH([.B32])))*([.D40]+1)" office:value-type="float" office:value="0" calcext:value-type="float">
            <text:p/>
          </table:table-cell>
          <table:table-cell table:formula="of:=(AND([.E40];MONTH([.E40]+1)=MONTH([.B32])))*([.E40]+1)" office:value-type="float" office:value="0" calcext:value-type="float">
            <text:p/>
          </table:table-cell>
          <table:table-cell table:formula="of:=(AND([.F40];MONTH([.F40]+1)=MONTH([.B32])))*([.F40]+1)" office:value-type="float" office:value="0" calcext:value-type="float">
            <text:p/>
          </table:table-cell>
          <table:table-cell table:formula="of:=(AND([.G40];MONTH([.G40]+1)=MONTH([.B32])))*([.G40]+1)" office:value-type="float" office:value="0" calcext:value-type="float">
            <text:p/>
          </table:table-cell>
          <table:table-cell/>
          <table:table-cell table:formula="of:=(AND([.P39];MONTH([.P39]+1)=MONTH([.J32])))*([.P39]+1)" office:value-type="float" office:value="0" calcext:value-type="float">
            <text:p/>
          </table:table-cell>
          <table:table-cell table:formula="of:=(AND([.J40];MONTH([.J40]+1)=MONTH([.J32])))*([.J40]+1)" office:value-type="float" office:value="0" calcext:value-type="float">
            <text:p/>
          </table:table-cell>
          <table:table-cell table:formula="of:=(AND([.K40];MONTH([.K40]+1)=MONTH([.J32])))*([.K40]+1)" office:value-type="float" office:value="0" calcext:value-type="float">
            <text:p/>
          </table:table-cell>
          <table:table-cell table:formula="of:=(AND([.L40];MONTH([.L40]+1)=MONTH([.J32])))*([.L40]+1)" office:value-type="float" office:value="0" calcext:value-type="float">
            <text:p/>
          </table:table-cell>
          <table:table-cell table:formula="of:=(AND([.M40];MONTH([.M40]+1)=MONTH([.J32])))*([.M40]+1)" office:value-type="float" office:value="0" calcext:value-type="float">
            <text:p/>
          </table:table-cell>
          <table:table-cell table:formula="of:=(AND([.N40];MONTH([.N40]+1)=MONTH([.J32])))*([.N40]+1)" office:value-type="float" office:value="0" calcext:value-type="float">
            <text:p/>
          </table:table-cell>
          <table:table-cell table:formula="of:=(AND([.O40];MONTH([.O40]+1)=MONTH([.J32])))*([.O40]+1)" office:value-type="float" office:value="0" calcext:value-type="float">
            <text:p/>
          </table:table-cell>
          <table:table-cell/>
          <table:table-cell table:formula="of:=(AND([.X39];MONTH([.X39]+1)=MONTH([.R32])))*([.X39]+1)" office:value-type="float" office:value="0" calcext:value-type="float">
            <text:p/>
          </table:table-cell>
          <table:table-cell table:formula="of:=(AND([.R40];MONTH([.R40]+1)=MONTH([.R32])))*([.R40]+1)" office:value-type="float" office:value="0" calcext:value-type="float">
            <text:p/>
          </table:table-cell>
          <table:table-cell table:formula="of:=(AND([.S40];MONTH([.S40]+1)=MONTH([.R32])))*([.S40]+1)" office:value-type="float" office:value="0" calcext:value-type="float">
            <text:p/>
          </table:table-cell>
          <table:table-cell table:formula="of:=(AND([.T40];MONTH([.T40]+1)=MONTH([.R32])))*([.T40]+1)" office:value-type="float" office:value="0" calcext:value-type="float">
            <text:p/>
          </table:table-cell>
          <table:table-cell table:formula="of:=(AND([.U40];MONTH([.U40]+1)=MONTH([.R32])))*([.U40]+1)" office:value-type="float" office:value="0" calcext:value-type="float">
            <text:p/>
          </table:table-cell>
          <table:table-cell table:formula="of:=(AND([.V40];MONTH([.V40]+1)=MONTH([.R32])))*([.V40]+1)" office:value-type="float" office:value="0" calcext:value-type="float">
            <text:p/>
          </table:table-cell>
          <table:table-cell table:formula="of:=(AND([.W40];MONTH([.W40]+1)=MONTH([.R32])))*([.W40]+1)" office:value-type="float" office:value="0" calcext:value-type="float">
            <text:p/>
          </table:table-cell>
        </table:table-row>
        <calcext:conditional-formats>
          <calcext:conditional-format calcext:target-range-address="Calendar.B5:Calendar.H10 Calendar.J5:Calendar.P10 Calendar.R5:Calendar.X10 Calendar.B15:Calendar.H20 Calendar.J15:Calendar.P20 Calendar.R15:Calendar.X20 Calendar.B25:Calendar.H30 Calendar.J25:Calendar.P30 Calendar.R25:Calendar.X30 Calendar.B35:Calendar.H40 Calendar.J35:Calendar.P40 Calendar.R35:Calendar.X40">
            <calcext:condition calcext:apply-style-name="Weekend" calcext:value="formula-is(AND([.A1]&gt;0;NOT(AND([.A1]=TODAY();[Configuration.$D$16]));VLOOKUP(WEEKDAY([.A1]);[Configuration.$C$7:.$F$13];3)))" calcext:base-cell-address="Calendar.A1"/>
            <calcext:condition calcext:apply-style-name="Weekend Today" calcext:value="formula-is(AND([.A1]&gt;0;[Configuration.$D$16];VLOOKUP(WEEKDAY([.A1]);[Configuration.$C$7:.$F$13];3)))" calcext:base-cell-address="Calendar.A1"/>
          </calcext:conditional-format>
          <calcext:conditional-format calcext:target-range-address="Calendar.B5:Calendar.H10 Calendar.J5:Calendar.P10 Calendar.R5:Calendar.X10 Calendar.B15:Calendar.H20 Calendar.J15:Calendar.P20 Calendar.R15:Calendar.X20 Calendar.B25:Calendar.H30 Calendar.J25:Calendar.P30 Calendar.R25:Calendar.X30 Calendar.B35:Calendar.H40 Calendar.J35:Calendar.P40 Calendar.R35:Calendar.X40">
            <calcext:condition calcext:apply-style-name="Weekend" calcext:value="formula-is(AND(NOT(AND([.A1]=TODAY();[Configuration.$D$16]));ISNUMBER(MATCH(TEXT(YEAR([.A1]);&quot;0000&quot;) &amp; &quot;-&quot; &amp; TEXT(MONTH([.A1]);&quot;00&quot;) &amp; &quot;-&quot; &amp; TEXT(DAY([.A1]);&quot;00&quot;);[Dates.$A$2:.$A$1096];0))))" calcext:base-cell-address="Calendar.A1"/>
            <calcext:condition calcext:apply-style-name="Weekend Today" calcext:value="formula-is(AND([Configuration.$D$16];ISNUMBER(MATCH(TEXT(YEAR([.A1]);&quot;0000&quot;) &amp; &quot;-&quot; &amp; TEXT(MONTH([.A1]);&quot;00&quot;) &amp; &quot;-&quot; &amp; TEXT(DAY([.A1]);&quot;00&quot;);[Dates.$A$2:.$A$1096];0))))" calcext:base-cell-address="Calendar.A1"/>
          </calcext:conditional-format>
          <calcext:conditional-format calcext:target-range-address="Calendar.B5:Calendar.H10 Calendar.J5:Calendar.P10 Calendar.R5:Calendar.X10 Calendar.B15:Calendar.H20 Calendar.J15:Calendar.P20 Calendar.R15:Calendar.X20 Calendar.B25:Calendar.H30 Calendar.J25:Calendar.P30 Calendar.R25:Calendar.X30 Calendar.B35:Calendar.H40 Calendar.J35:Calendar.P40 Calendar.R35:Calendar.X40">
            <calcext:condition calcext:apply-style-name="Today" calcext:value="formula-is(AND([Configuration.$D$16];[.A1]=TODAY()))" calcext:base-cell-address="Calendar.A1"/>
          </calcext:conditional-format>
          <calcext:conditional-format calcext:target-range-address="Calendar.B5:Calendar.H5 Calendar.B9:Calendar.H9 Calendar.B10:Calendar.H10 Calendar.J5:Calendar.P5 Calendar.J9:Calendar.P9 Calendar.J10:Calendar.P10 Calendar.R5:Calendar.X5 Calendar.R9:Calendar.X9 Calendar.R10:Calendar.X10 Calendar.B15:Calendar.H15 Calendar.B19:Calendar.H19 Calendar.B20:Calendar.H20 Calendar.J15:Calendar.P15 Calendar.J19:Calendar.P19 Calendar.J20:Calendar.P20 Calendar.R15:Calendar.X15 Calendar.R19:Calendar.X19 Calendar.R20:Calendar.X20 Calendar.B25:Calendar.H25 Calendar.B29:Calendar.H29 Calendar.B30:Calendar.H30 Calendar.J25:Calendar.P25 Calendar.J29:Calendar.P29 Calendar.J30:Calendar.P30 Calendar.R25:Calendar.X25 Calendar.R29:Calendar.X29 Calendar.R30:Calendar.X30 Calendar.B35:Calendar.H35 Calendar.B39:Calendar.H39 Calendar.B40:Calendar.H40 Calendar.J35:Calendar.P35 Calendar.J39:Calendar.P39 Calendar.J40:Calendar.P40 Calendar.R35:Calendar.X35 Calendar.R39:Calendar.X39 Calendar.R40:Calendar.X40">
            <calcext:condition calcext:apply-style-name="Day Out" calcext:value="formula-is([.A1]=0)" calcext:base-cell-address="Calendar.A1"/>
          </calcext:conditional-format>
        </calcext:conditional-formats>
      </table:table>
      <table:table table:name="Dates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3" office:value-type="string" calcext:value-type="string">
            <text:p>Date</text:p>
          </table:table-cell>
          <table:table-cell table:style-name="ce5" office:value-type="string" calcext:value-type="string">
            <text:p>Calendar</text:p>
          </table:table-cell>
          <table:table-cell table:style-name="ce6" office:value-type="string" calcext:value-type="string">
            <text:p>Event</text:p>
          </table:table-cell>
          <table:table-cell table:style-name="ce7" table:formula="of:=&quot;Dates.$A$2:$A&quot; &amp; TEXT([.E1];&quot;#&quot;)" office:value-type="string" office:string-value="Dates.$A$2:$A4" calcext:value-type="string">
            <text:p>Dates.$A$2:$A4</text:p>
          </table:table-cell>
          <table:table-cell table:style-name="ce8" table:number-matrix-columns-spanned="1" table:number-matrix-rows-spanned="1" table:formula="of:=MAX(IF(ISBLANK([.$A$2:.$A$5000]);0;ROW([.$A$2:.$A$5000]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<text:a xlink:href="relatorio://for%20each=%22key%20in%20sorted(ocurrences)%22" xlink:type="simple">for each="key in sorted(ocurrences)"</text:a>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<text:a xlink:href="relatorio://key" xlink:type="simple">key</text:a></text:p>
          </table:table-cell>
          <table:table-cell office:value-type="string" calcext:value-type="string">
            <text:p><text:a xlink:href="relatorio://ocurrences[key][0][0]" xlink:type="simple">ocurrences[key][0][0]</text:a></text:p>
          </table:table-cell>
          <table:table-cell office:value-type="string" calcext:value-type="string">
            <text:p><text:a xlink:href="relatorio://ocurrences[key][0][1]" xlink:type="simple">ocurrences[key][0][1]</text:a>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relatorio:///for" xlink:type="simple">/for</text:a></text:p>
          </table:table-cell>
          <table:table-cell table:number-columns-repeated="4"/>
        </table:table-row>
      </table:table>
      <table:table table:name="Configuration" table:style-name="ta1" table:protected="true">
        <table:table-protection table:select-unprotected-cells="true"/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V1" form:control-implementation="ooo:com.sun.star.form.component.CheckBox" xml:id="control1" form:id="control1" form:linked-cell="Configuration.E7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V2" form:control-implementation="ooo:com.sun.star.form.component.CheckBox" xml:id="control2" form:id="control2" form:linked-cell="Configuration.E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V3" form:control-implementation="ooo:com.sun.star.form.component.CheckBox" xml:id="control3" form:id="control3" form:linked-cell="Configuration.E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V4" form:control-implementation="ooo:com.sun.star.form.component.CheckBox" xml:id="control4" form:id="control4" form:linked-cell="Configuration.E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V5" form:control-implementation="ooo:com.sun.star.form.component.CheckBox" xml:id="control5" form:id="control5" form:linked-cell="Configuration.E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V6" form:control-implementation="ooo:com.sun.star.form.component.CheckBox" xml:id="control6" form:id="control6" form:linked-cell="Configuration.E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V7" form:control-implementation="ooo:com.sun.star.form.component.CheckBox" xml:id="control7" form:id="control7" form:linked-cell="Configuration.E13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V8" form:control-implementation="ooo:com.sun.star.form.component.CheckBox" xml:id="control8" form:id="control8" form:linked-cell="Configuration.D16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7" table:default-cell-style-name="ce9"/>
        <table:table-column table:style-name="co7" table:default-cell-style-name="ce11"/>
        <table:table-column table:style-name="co8" table:default-cell-style-name="ce9"/>
        <table:table-column table:style-name="co1" table:default-cell-style-name="ce9"/>
        <table:table-column table:style-name="co7" table:number-columns-repeated="2" table:default-cell-style-name="ce9"/>
        <table:table-column table:style-name="co1" table:number-columns-repeated="9" table:default-cell-style-name="ce9"/>
        <table:table-row table:style-name="ro1">
          <table:table-cell/>
          <table:table-cell table:style-name="ce9"/>
          <table:table-cell table:number-columns-repeated="13"/>
        </table:table-row>
        <table:table-row table:style-name="ro1">
          <table:table-cell/>
          <table:table-cell table:style-name="ce10"/>
          <table:table-cell table:style-name="ce13" table:number-columns-repeated="3"/>
          <table:table-cell table:style-name="ce2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1. First day of week</text:p>
          </table:table-cell>
          <table:table-cell table:style-name="ce16" table:content-validation-name="val1" office:value-type="string" calcext:value-type="string">
            <text:p>lun</text:p>
          </table:table-cell>
          <table:table-cell table:style-name="ce19"/>
          <table:table-cell table:style-name="ce23"/>
          <table:table-cell table:number-columns-repeated="9"/>
        </table:table-row>
        <table:table-row table:style-name="ro1">
          <table:table-cell/>
          <table:table-cell table:style-name="ce12"/>
          <table:table-cell table:style-name="ce14" table:number-columns-repeated="3"/>
          <table:table-cell table:style-name="ce24"/>
          <table:table-cell table:number-columns-repeated="9"/>
        </table:table-row>
        <table:table-row table:style-name="ro1">
          <table:table-cell/>
          <table:table-cell table:style-name="ce10"/>
          <table:table-cell table:style-name="ce13" table:number-columns-repeated="3"/>
          <table:table-cell table:style-name="ce2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. Mark as holidays</text:p>
          </table:table-cell>
          <table:table-cell table:number-columns-repeated="2"/>
          <table:table-cell table:style-name="ce23"/>
          <table:table-cell table:number-columns-repeated="9"/>
        </table:table-row>
        <table:table-row table:style-name="ro1"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17" table:formula="of:=TEXT([.C7];&quot;DDD&quot;)" office:value-type="string" office:string-value="dom" calcext:value-type="string">
            <text:p>dom</text:p>
          </table:table-cell>
          <table:table-cell table:style-name="ce20" office:value-type="boolean" office:boolean-value="true" calcext:value-type="boolean">
            <text:p>VERDADERO</text:p>
            <draw:control table:end-cell-address="Configuration.E7" table:end-x="0.513cm" table:end-y="0.391cm" draw:z-index="0" draw:style-name="gr1" draw:text-style-name="P1" svg:width="0.3cm" svg:height="0.3cm" svg:x="0.213cm" svg:y="0.091cm" draw:control="control1"/>
          </table:table-cell>
          <table:table-cell table:style-name="ce25" table:formula="of:=[.C7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" table:formula="of:=IF([.C7]&lt;7;[.C7]+1;1)" office:value-type="float" office:value="2" calcext:value-type="float">
            <text:p>2</text:p>
          </table:table-cell>
          <table:table-cell table:style-name="ce17" table:formula="of:=TEXT([.C8];&quot;DDD&quot;)" office:value-type="string" office:string-value="lun" calcext:value-type="string">
            <text:p>lun</text:p>
          </table:table-cell>
          <table:table-cell table:style-name="ce21" office:value-type="boolean" office:boolean-value="false" calcext:value-type="boolean">
            <text:p>FALSO</text:p>
            <draw:control table:end-cell-address="Configuration.E8" table:end-x="0.513cm" table:end-y="0.362cm" draw:z-index="1" draw:style-name="gr1" draw:text-style-name="P1" svg:width="0.3cm" svg:height="0.3cm" svg:x="0.213cm" svg:y="0.062cm" draw:control="control2"/>
          </table:table-cell>
          <table:table-cell table:style-name="ce25" table:formula="of:=[.C8]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" table:formula="of:=IF([.C8]&lt;7;[.C8]+1;1)" office:value-type="float" office:value="3" calcext:value-type="float">
            <text:p>3</text:p>
          </table:table-cell>
          <table:table-cell table:style-name="ce17" table:formula="of:=TEXT([.C9];&quot;DDD&quot;)" office:value-type="string" office:string-value="mar" calcext:value-type="string">
            <text:p>mar</text:p>
          </table:table-cell>
          <table:table-cell table:style-name="ce21" office:value-type="boolean" office:boolean-value="false" calcext:value-type="boolean">
            <text:p>FALSO</text:p>
            <draw:control table:end-cell-address="Configuration.E9" table:end-x="0.512cm" table:end-y="0.347cm" draw:z-index="2" draw:style-name="gr1" draw:text-style-name="P1" svg:width="0.3cm" svg:height="0.3cm" svg:x="0.212cm" svg:y="0.047cm" draw:control="control3"/>
          </table:table-cell>
          <table:table-cell table:style-name="ce25" table:formula="of:=[.C9]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" table:formula="of:=IF([.C9]&lt;7;[.C9]+1;1)" office:value-type="float" office:value="4" calcext:value-type="float">
            <text:p>4</text:p>
          </table:table-cell>
          <table:table-cell table:style-name="ce17" table:formula="of:=TEXT([.C10];&quot;DDD&quot;)" office:value-type="string" office:string-value="mié" calcext:value-type="string">
            <text:p>mié</text:p>
          </table:table-cell>
          <table:table-cell table:style-name="ce21" office:value-type="boolean" office:boolean-value="false" calcext:value-type="boolean">
            <text:p>FALSO</text:p>
            <draw:control table:end-cell-address="Configuration.E10" table:end-x="0.513cm" table:end-y="0.346cm" draw:z-index="3" draw:style-name="gr1" draw:text-style-name="P1" svg:width="0.3cm" svg:height="0.3cm" svg:x="0.213cm" svg:y="0.046cm" draw:control="control4"/>
          </table:table-cell>
          <table:table-cell table:style-name="ce25" table:formula="of:=[.C10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" table:formula="of:=IF([.C10]&lt;7;[.C10]+1;1)" office:value-type="float" office:value="5" calcext:value-type="float">
            <text:p>5</text:p>
          </table:table-cell>
          <table:table-cell table:style-name="ce17" table:formula="of:=TEXT([.C11];&quot;DDD&quot;)" office:value-type="string" office:string-value="jue" calcext:value-type="string">
            <text:p>jue</text:p>
          </table:table-cell>
          <table:table-cell table:style-name="ce21" office:value-type="boolean" office:boolean-value="false" calcext:value-type="boolean">
            <text:p>FALSO</text:p>
            <draw:control table:end-cell-address="Configuration.E11" table:end-x="0.512cm" table:end-y="0.384cm" draw:z-index="4" draw:style-name="gr1" draw:text-style-name="P1" svg:width="0.3cm" svg:height="0.3cm" svg:x="0.212cm" svg:y="0.084cm" draw:control="control5"/>
          </table:table-cell>
          <table:table-cell table:style-name="ce25" table:formula="of:=[.C11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" table:formula="of:=IF([.C11]&lt;7;[.C11]+1;1)" office:value-type="float" office:value="6" calcext:value-type="float">
            <text:p>6</text:p>
          </table:table-cell>
          <table:table-cell table:style-name="ce17" table:formula="of:=TEXT([.C12];&quot;DDD&quot;)" office:value-type="string" office:string-value="vie" calcext:value-type="string">
            <text:p>vie</text:p>
          </table:table-cell>
          <table:table-cell table:style-name="ce21" office:value-type="boolean" office:boolean-value="false" calcext:value-type="boolean">
            <text:p>FALSO</text:p>
            <draw:control table:end-cell-address="Configuration.E12" table:end-x="0.513cm" table:end-y="0.391cm" draw:z-index="5" draw:style-name="gr1" draw:text-style-name="P1" svg:width="0.3cm" svg:height="0.3cm" svg:x="0.213cm" svg:y="0.091cm" draw:control="control6"/>
          </table:table-cell>
          <table:table-cell table:style-name="ce25" table:formula="of:=[.C12]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" table:formula="of:=IF([.C12]&lt;7;[.C12]+1;1)" office:value-type="float" office:value="7" calcext:value-type="float">
            <text:p>7</text:p>
          </table:table-cell>
          <table:table-cell table:style-name="ce17" table:formula="of:=TEXT([.C13];&quot;DDD&quot;)" office:value-type="string" office:string-value="sáb" calcext:value-type="string">
            <text:p>sáb</text:p>
          </table:table-cell>
          <table:table-cell table:style-name="ce21" office:value-type="boolean" office:boolean-value="true" calcext:value-type="boolean">
            <text:p>VERDADERO</text:p>
            <draw:control table:end-cell-address="Configuration.E13" table:end-x="0.512cm" table:end-y="0.361cm" draw:z-index="6" draw:style-name="gr1" draw:text-style-name="P1" svg:width="0.3cm" svg:height="0.3cm" svg:x="0.212cm" svg:y="0.061cm" draw:control="control7"/>
          </table:table-cell>
          <table:table-cell table:style-name="ce25" table:formula="of:=[.C13]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table:style-name="ce12"/>
          <table:table-cell table:style-name="ce14" table:number-columns-repeated="3"/>
          <table:table-cell table:style-name="ce24"/>
          <table:table-cell table:number-columns-repeated="9"/>
        </table:table-row>
        <table:table-row table:style-name="ro1">
          <table:table-cell/>
          <table:table-cell table:style-name="ce10"/>
          <table:table-cell table:style-name="ce13" table:number-columns-repeated="3"/>
          <table:table-cell table:style-name="ce2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3. Mark today</text:p>
          </table:table-cell>
          <table:table-cell table:style-name="ce18" office:value-type="float" office:value="1" calcext:value-type="float">
            <text:p>1</text:p>
            <draw:control table:end-cell-address="Configuration.D16" table:end-x="0.739cm" table:end-y="0.377cm" draw:z-index="7" draw:style-name="gr1" draw:text-style-name="P1" svg:width="0.3cm" svg:height="0.3cm" svg:x="0.439cm" svg:y="0.077cm" draw:control="control8"/>
          </table:table-cell>
          <table:table-cell/>
          <table:table-cell table:style-name="ce23"/>
          <table:table-cell table:number-columns-repeated="9"/>
        </table:table-row>
        <table:table-row table:style-name="ro1">
          <table:table-cell/>
          <table:table-cell table:style-name="ce12"/>
          <table:table-cell table:style-name="ce14" table:number-columns-repeated="3"/>
          <table:table-cell table:style-name="ce24"/>
          <table:table-cell table:number-columns-repeated="9"/>
        </table:table-row>
        <table:table-row table:style-name="ro1" table:number-rows-repeated="6">
          <table:table-cell/>
          <table:table-cell table:style-name="ce9"/>
          <table:table-cell table:number-columns-repeated="13"/>
        </table:table-row>
        <table:table-row table:style-name="ro1">
          <table:table-cell/>
          <table:table-cell table:style-name="ce9"/>
          <table:table-cell table:number-columns-repeated="13"/>
        </table:table-row>
      </table:table>
      <table:named-expressions/>
      <table:database-ranges>
        <table:database-range table:name="__Anonymous_Sheet_DB__1" table:target-range-address="Dates.A1:Dates.E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date-style style:name="N107P0" style:volatile="true">
      <number:day/>
    </number:date-style>
    <number:date-style style:name="N107P1" style:volatile="true">
      <number:day/>
    </number:date-style>
    <number:number-style style:name="N107P2" style:volatile="true">
      <number:text/>
    </number:number-style>
    <number:text-style style:name="N107">
      <number:text/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date-style style:name="N108">
      <number:month number:style="long" number:textual="true"/>
      <number:text> </number:text>
      <number:year number:style="long"/>
    </number:date-style>
    <number:date-style style:name="N109">
      <number:day-of-week/>
    </number:date-style>
    <number:date-style style:name="N105">
      <number:day/>
    </number:date-style>
    <number:date-style style:name="N110">
      <number:day number:style="long"/>
    </number:date-style>
    <number:date-style style:name="N111">
      <number:day-of-week/>
      <number:text>, </number:text>
      <number:month number:textual="true"/>
      <number:text> </number:text>
      <number:day number:style="long"/>
      <number:text>  at  </number:text>
      <number:hours number:style="long"/>
      <number:text>:</number:text>
      <number:minutes number:style="long"/>
      <number:text> </number:text>
      <number:am-pm/>
    </number:date-style>
    <number:date-style style:name="N113P0" style:volatile="true">
      <number:day/>
    </number:date-style>
    <number:date-style style:name="N113P1" style:volatile="true">
      <number:day/>
    </number:date-style>
    <number:number-style style:name="N113P2" style:volatile="true">
      <number:text>"</number:text>
    </number:number-style>
    <number:text-style style:name="N113">
      <number:text>"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7P2" style:volatile="true">
      <loext:fill-character> </loext:fill-character>
      <number:text>-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3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31P2" style:volatile="true">
      <loext:fill-character> </loext:fill-character>
      <number:text>-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3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9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date-style style:name="N144">
      <number:day-of-week/>
    </number:date-style>
    <style:style style:name="Default" style:family="table-cell">
      <style:table-cell-properties fo:background-color="transparent" style:vertical-justify="auto"/>
      <style:paragraph-properties css3t:text-justify="auto"/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 style:data-style-name="N108">
      <style:table-cell-properties style:text-align-source="fix" style:repeat-content="false" fo:background-color="transparent" style:vertical-justify="auto"/>
      <style:paragraph-properties fo:text-align="start" css3t:text-justify="auto"/>
      <style:text-properties fo:color="#000000" style:font-name="Liberation Sans1" fo:font-family="'Liberation Sans'" style:font-style-name="Negrita" style:font-family-generic="swiss" style:font-pitch="variable" fo:font-size="18pt" fo:font-style="normal" fo:text-shadow="1pt 1pt" fo:font-weight="bold"/>
    </style:style>
    <style:style style:name="Heading1" style:family="table-cell" style:parent-style-name="Heading" style:data-style-name="N0">
      <style:table-cell-properties style:vertical-justify="auto"/>
      <style:paragraph-properties css3t:text-justify="auto"/>
    </style:style>
    <style:style style:name="Day" style:family="table-cell" style:parent-style-name="Default" style:data-style-name="N107">
      <style:table-cell-properties style:text-align-source="fix" style:repeat-content="false" fo:border="0.06pt solid #000000" style:vertical-align="top" style:vertical-justify="auto"/>
      <style:paragraph-properties fo:text-align="start" css3t:text-justify="auto" fo:margin-left="0.071cm"/>
      <style:text-properties fo:font-size="12pt" style:font-size-asian="12pt" style:font-size-complex="12pt"/>
    </style:style>
    <style:style style:name="Day_20_Out" style:display-name="Day Out" style:family="table-cell" style:parent-style-name="Default" style:data-style-name="N107">
      <style:table-cell-properties fo:border-bottom="0.06pt solid #ffffff" fo:background-color="transparent" fo:border-left="none" fo:border-right="0.06pt solid #ffffff" fo:border-top="none"/>
    </style:style>
    <style:style style:name="Weekend" style:family="table-cell" style:parent-style-name="Default" style:data-style-name="N107">
      <style:table-cell-properties fo:background-color="#ffcc00" fo:border="0.06pt solid #000000"/>
    </style:style>
    <style:style style:name="Weekday" style:family="table-cell" style:parent-style-name="Default" style:data-style-name="N109">
      <style:table-cell-properties style:text-align-source="fix" style:repeat-content="false" fo:border="0.06pt solid #000000" style:vertical-justify="auto"/>
      <style:paragraph-properties fo:text-align="center" css3t:text-justify="auto"/>
      <style:text-properties fo:font-size="12pt" fo:font-weight="bold"/>
    </style:style>
    <style:style style:name="Weekend_20_Today" style:display-name="Weekend Today" style:family="table-cell" style:parent-style-name="Weekend">
      <style:table-cell-properties fo:border="2.01pt solid #ff3333"/>
    </style:style>
    <style:style style:name="Today" style:family="table-cell" style:parent-style-name="Day">
      <style:table-cell-properties fo:border="2.01pt solid #ff3333"/>
    </style:style>
  </office:styles>
  <office:automatic-styles>
    <style:page-layout style:name="Mpm1">
      <style:page-layout-properties fo:margin-top="2cm" fo:margin-bottom="2cm" fo:margin-left="1.499cm" fo:margin-right="1.499cm" style:shadow="none" fo:background-color="transparent" style:scale-to="38%" style:table-centering="horizontal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/00/0000</text:date>, <text:time style:data-style-name="N2" text:time-value="11:51:22.3328422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12:26:06.343655166</meta:creation-date>
    <meta:editing-duration>P0D</meta:editing-duration>
    <meta:editing-cycles>1</meta:editing-cycles>
    <meta:generator>LibreOffice/4.2.8.2$Linux_X86_64 LibreOffice_project/420m0$Build-2</meta:generator>
    <meta:document-statistic meta:table-count="3" meta:cell-count="643" meta:object-count="8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Create_Calendar

	Dim aLocale as new com.sun.star.lang.Locale
	Dim sDayFormat as String, vDayFormat
	Dim sWeeFormat as String, vWeeFormat
	Dim sMonFormat as String, vMonFormat

	oDoc = ThisComponent
	oSheet = oDoc.sheets(0)

	oMonthsRange = oDoc.createInstance("com.sun.star.sheet.SheetCellRanges")
	oDaysOutRange = oDoc.createInstance("com.sun.star.sheet.SheetCellRanges")

'TODO: no funciona
	oTableCondFormat = oSheet.ConditionalFormat
	oTableCondFormat.clear()

	DayOutCondFormat = oSheet.ConditionalFormat
	HolidayCondFormat = oSheet.ConditionalFormat
	WeekEndCondFormat = oSheet.ConditionalFormat
	TodayCondFormat = oSheet.ConditionalFormat
	DayOutCondFormat.addNew( Array( _
		MakePropertyValue( "Operator", com.sun.star.sheet.ConditionOperator.FORMULA ),_
		MakePropertyValue( "Formula1", "A1=0" ), _
		MakePropertyValue( "StyleName", "Day Out" ) )
	HolidayCondFormat.addNew( Array( _
		MakePropertyValue( "Operator", com.sun.star.sheet.ConditionOperator.FORMULA ),_
		MakePropertyValue( "Formula1", "AND(NOT(AND(A1=TODAY();Configuration.$D$16));ISNUMBER(MATCH(TEXT(YEAR(A1);""0000"") &amp; ""-"" &amp; TEXT(MONTH(A1);""00"") &amp; ""-"" &amp; TEXT(DAY(A1);""00"");Dates.$A$2:$A$1096;0)))" ), _
		MakePropertyValue( "StyleName", "Weekend" ) )
	HolidayCondFormat.addNew( Array( _
		MakePropertyValue( "Operator", com.sun.star.sheet.ConditionOperator.FORMULA ),_
		MakePropertyValue( "Formula1", "AND(Configuration.$D$16;ISNUMBER(MATCH(TEXT(YEAR(A1);""0000"") &amp; ""-"" &amp; TEXT(MONTH(A1);""00"") &amp; ""-"" &amp; TEXT(DAY(A1);""00"");Dates.$A$2:$A$1096;0)))" ), _
		MakePropertyValue( "StyleName", "Weekend Today" ) )
	WeekEndCondFormat.addNew( Array( _
		MakePropertyValue( "Operator", com.sun.star.sheet.ConditionOperator.FORMULA ),_
		MakePropertyValue( "Formula1", "AND(A1&gt;0;NOT(AND(A1=TODAY();Configuration.$D$16));VLOOKUP(WEEKDAY(A1);Configuration.$C$7:$F$13;3))" ), _
		MakePropertyValue( "StyleName", "Weekend" ) )
	WeekEndCondFormat.addNew( Array( _
		MakePropertyValue( "Operator", com.sun.star.sheet.ConditionOperator.FORMULA ),_
		MakePropertyValue( "Formula1", "AND(A1&gt;0;Configuration.$D$16;VLOOKUP(WEEKDAY(A1);Configuration.$C$7:$F$13;3))" ), _
		MakePropertyValue( "StyleName", "Weekend Today" ) )
	TodayCondFormat.addNew( Array( _
		MakePropertyValue( "Operator", com.sun.star.sheet.ConditionOperator.FORMULA ),_
		MakePropertyValue( "Formula1", "AND(Configuration.$D$16;A1=TODAY())" ), _
		MakePropertyValue( "StyleName", "Today" ) )

	oBoCConv = oDoc.createInstance("com.sun.star.table.CellAddressConversion")
	oBoMConv = oDoc.createInstance("com.sun.star.table.CellAddressConversion")
	oBoWConv = oDoc.createInstance("com.sun.star.table.CellAddressConversion")
	oWDConv = oDoc.createInstance("com.sun.star.table.CellAddressConversion")
	oPDConv = oDoc.createInstance("com.sun.star.table.CellAddressConversion")

	'Formato numerico para celda de dia
	sDayFormat = "[&gt;0]D;[&lt;0]D;"""";"""""
	vDayFormat = oDoc.NumberFormats.queryKey( sDayFormat, aLocale, TRUE )
	If ( vDayFormat = -1 ) Then
		vDayFormat = oDoc.NumberFormats.addNew( sDayFormat, aLocale )
	End If

	'Formato numerico para dia de la semana
	sWeeFormat = "DDD"
	vWeeFormat = oDoc.NumberFormats.queryKey( sWeeFormat, aLocale, TRUE )
	If ( vWeeFormat = -1 ) Then
		vWeeFormat = oDoc.NumberFormats.addNew( sWeeFormat, aLocale )
	End If

	'Formato numerico para celda de mes
	sMonFormat = "MMMM AAAA"
	vMonFormat = oDoc.NumberFormats.queryKey( sMonFormat, aLocale, TRUE )
	If ( vMonFormat = -1 ) Then
		vMonFormat = oDoc.NumberFormats.addNew( sMonFormat, aLocale )
	End If

	imax = 4        'Divisor de 12, agrupacion de meses
	Const kmax = 6	'FIJO: numero máximo de semanas en las que se puede distribuir el mes
	Const lmax = 7  'FIJO: numero de dias de la semana

	origx = 1		'Columna del primer mes (A = 0, B= 1, ...)
	origy = 1		'Fila del primer mes (Primera fila = 0, Segunda fila = 1, ...)

	oBoCCell = oSheet.getCellByPosition(origx, origy)
	oBoCConv.Address = oBoCCell.getCellAddress
	Formula = "=DATE(YEAR(TODAY());MONTH(TODAY());1)"
	oBoCCell.setFormula(Formula)

	oBoWRange = oSheet.getCellRangeByPosition(origx, origy+2,_
												origx+kmax, origy+2)
	oBoWRangeAddr = oBoWRange.getRangeAddress()
	oBoWRangeConv = prettyRangeAddressName(oBoWRangeAddr)

	oBoWCell = oSheet.getCellByPosition(origx, origy+2)
	oBoWConv.Address = oBoWCell.getCellAddress
	Formula = "=VLOOKUP(Configuration.$D$3;Configuration.$D$7:$F$13;3)"
	oBoWCell.setFormula(Formula)

	For i = 1 to imax					'LOOP Trimestre
		For j = 1 to (12 / imax)		'LOOP Mes

			'Cell with value of beginning of month (TITLE OF MONTH)
			oBoMCell = oSheet.getCellByPosition(origx+(j-1)*(lmax+1),_
												origy+i*(kmax+4)-(kmax+1)-3)
			oBoMConv.Address = oBoMCell.getCellAddress

			If i &lt;&gt; 1 or j &lt;&gt; 1 Then
				Formula = "=DATE(YEAR(" + oBoCConv.UserInterfaceRepresentation + _
							");MONTH(" + oBoCConv.UserInterfaceRepresentation + _
							")+" + STR(12/imax*(i-1)+(j-1)) + ";1"
				oBoMCell.setFormula(Formula)
			End If

			oBoMRange = oSheet.getCellRangeByPosition(origx+(j-1)*(lmax+1),origy+i*(kmax+4)-(kmax+1)-3,_
														(origx+6)+(j-1)*(lmax+1),origy+i*(kmax+4)-(kmax+1)-3)
			oBoMRange.Merge(True)
			'oBoMCell.NumberFormat = vMonFormat
			oBoMRange.CellStyle = "Encabezado"

			'ConditionalFormat (Saturdays and Sundays on orange) for all cells of month
			oMonthRange = oSheet.getCellRangeByPosition(origx+(j-1)*(lmax+1),_
														origy+i*(kmax+4)-(kmax+1),_
														origx+(j-1)*(lmax+1)+(lmax-1),_
														origy+i*(kmax+4)-(kmax+1)+(kmax-1))
			oMonthsRange.addRangeAddress(oMonthRange.RangeAddress, False)

			'Dias de la semana
			oWeekdayRange = oSheet.getCellRangeByPosition(origx+(j-1)*(lmax+1),_
															origy+i*(kmax+4)-(kmax+1)-1,_
															origx+(j-1)*(lmax+1)+(lmax-1),_
															origy+i*(kmax+4)-(kmax+1)-1)
			oWeekdayRange.CellStyle = "Weekday"
			If i&lt;&gt;1 or j&lt;&gt;1 Then
				Formula = "=" + oBoWRangeConv
				oWeekdayRange.setArrayFormula(Formula)
			Else
				For m = 2 to lmax
					oWeekdayCell = oSheet.getCellByPosition((origx+m-1)+(j-1)*(lmax+1),_
																origy+i*(kmax+4)-(kmax+1)-1)
					Formula = "=" + oBoWConv.UserInterfaceRepresentation + "+" + STR(m-1)
					oWeekdayCell.setFormula(Formula)
				Next m
			End If

			For k = 1 to kmax			'LOOP Semana
				If j = 1 Then
					oRow = oSheet.getRows.getByIndex((origy+k-1)+i*(kmax+4)-(kmax+1))
					oRow.height = .61*2*1000
				End If

				'ConditionalFormat (Days out of month)
				If k = 1 or k &gt; 4 Then
					oWeekRange = oSheet.getCellRangeByPosition(origx+(j-1)*(lmax+1),_
																(origy+(k-1))+i*(kmax+4)-(kmax+1),_
																origx+(j-1)*(lmax+1)+(lmax-1),_
																(origy+(k-1))+i*(kmax+4)-(kmax+1))
					oDaysOutRange.addRangeAddress(oWeekRange.RangeAddress,False)
				End If

				For l = 1 to lmax		'LOOP Dia
					If i = 1 and k = 1 then
						oColumn = oSheet.getColumns.getByIndex((origx+l-1)+(j-1)*(lmax+1))
						oColumn.width = 1.79*1000
					End If

					'Cell with value of WeekDay
					oWDCell = oSheet.getCellByPosition((origx+l-1)+(j-1)*(lmax+1),_
														origy+i*(kmax+4)-(kmax+1)-1)
					oWDConv.Address = oWDCell.getCellAddress

					'Cell with value of day
					oCell = oSheet.getCellByPosition((origx+l-1)+(j-1)*(lmax+1),_
														(origy+k-1)+i*(kmax+4)-(kmax+1))

					'Cell with value of previous day
					If l = 1 Then
						oPDCell = oSheet.getCellByPosition((origx+l-1)+(j-1)*(lmax+1)+6,_
															(origy+k-1)+i*(kmax+4)-(kmax+1)-1)
					Else
						oPDCell = oSheet.getCellByPosition((origx+l-1)+(j-1)*(lmax+1)-1,_
															(origy+k-1)+i*(kmax+4)-(kmax+1))
					End If
					oPDConv.Address = oPDCell.getCellAddress

					If k = 1 Then
						Formula = "=(WEEKDAY(" + oBoMConv.UserInterfaceRepresentation + ")=WEEKDAY(" _
									+ oWDConv.UserInterfaceRepresentation + "))*" + oBoMConv.UserInterfaceRepresentation
						If l &gt; 1 Then
							Formula = Formula + "+(" + oPDConv.UserInterfaceRepresentation + _
												"&gt;0)+" + oPDConv.UserInterfaceRepresentation
						End If
					ElseIf (k &gt; 1 and k &lt; 5) Then
						Formula = "=+" + oPDConv.UserInterfaceRepresentation + "+1"
					Else
						Formula = "=(AND(" + oPDConv.UserInterfaceRepresentation + _
									";MONTH(" + oPDConv.UserInterfaceRepresentation + _
									"+1)=MONTH(" + oBoMConv.UserInterfaceRepresentation + _
									")))*(" + oPDConv.UserInterfaceRepresentation + "+1)"
					End If

					oCell.setFormula(Formula)

				Next l
			Next k
		Next j
	Next i

	oMonthsRange.setPropertyValue("ConditionalFormat", WeekEndCondFormat)
	oMonthsRange.setPropertyValue("ConditionalFormat", HolidayCondFormat)
	oMonthsRange.setPropertyValue("ConditionalFormat", TodayCondFormat)
	oMonthsRange.CellStyle = "Day"

	oDaysOutRange.setPropertyValue("ConditionalFormat", DayOutCondFormat)

End Sub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

Function AddressString(iSheet As Long, iCol As Long, iRow As Long, bWwithSheet As Boolean)
	Dim s$
	iCol = iCol + 1
	Do
		iCol = iCol - 1
		s = CHR$((iCol MOD 26) + 65) &amp; s
		iCol = iCol \ 26 - 1
	Loop Until iCol &lt; 0
	If bWwithSheet  Then
		AddressString = "Sheet" &amp; CStr(iSheet + 1)  &amp; "." &amp; s &amp; CStr(iRow + 1)
	Else
		AddressString = s &amp; CStr(iRow + 1)
	End If
End Function

Function prettyRangeAddressName(oRangeAddr)
	'Use:
	'Dim oRangeAddr As New com.sun.star.table.CellAddress
	'oRangeAddr = oRange.getRangeAddress()
	'prettyRangeAddressName(oRangeAddr)

	Dim s1$, s2$

	s1 = AddressString(oRangeAddr.Sheet, oRangeAddr.StartColumn, oRangeAddr.StartRow, False)
	s2 = AddressString(oRangeAddr.Sheet, oRangeAddr.EndColumn, oRangeAddr.EndRow, False)
	prettyRangeAddressName = s1 &amp; ":" &amp; s2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